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12.28mm" svg:height="145.82mm" svg:x="268.73mm" svg:y="15.93mm">
            <draw:object draw:notify-on-update-of-ranges="Лист1.D4:Лист1.D134 Лист1.F4:Лист1.F134 Лист1.G4:Лист1.G1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мах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частота</text:p>
          </table:table-cell>
          <table:table-cell table:formula="of:=MAX([.D4:.D54])" office:value-type="float" office:value="79.57" calcext:value-type="float">
            <text:p>79,57</text:p>
          </table:table-cell>
          <table:table-cell office:value-type="string" calcext:value-type="string">
            <text:p>спура</text:p>
          </table:table-cell>
          <table:table-cell office:value-type="string" calcext:value-type="string">
            <text:p>дин дипазон</text:p>
          </table:table-cell>
          <table:table-cell office:value-type="string" calcext:value-type="string">
            <text:p>неравномерность АЧХ</text:p>
          </table:table-cell>
        </table:table-row>
        <table:table-row table:style-name="ro1">
          <table:table-cell office:value-type="string" calcext:value-type="string">
            <text:p>надо:</text:p>
          </table:table-cell>
          <table:table-cell office:value-type="string" calcext:value-type="string">
            <text:p>есть: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31875" calcext:value-type="float">
            <text:p>431875</text:p>
          </table:table-cell>
          <table:table-cell office:value-type="float" office:value="14.31" calcext:value-type="float">
            <text:p>14,31</text:p>
          </table:table-cell>
          <table:table-cell office:value-type="float" office:value="2.16" calcext:value-type="float">
            <text:p>2,16</text:p>
          </table:table-cell>
          <table:table-cell office:value-type="float" office:value="12.16" calcext:value-type="float">
            <text:p>12,16</text:p>
          </table:table-cell>
          <table:table-cell table:formula="of:=[.$D$2]-[.D4]" office:value-type="float" office:value="65.26" calcext:value-type="float">
            <text:p>65,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,34</text:p>
          </table:table-cell>
          <table:table-cell office:value-type="float" office:value="431923" calcext:value-type="float">
            <text:p>431923</text:p>
          </table:table-cell>
          <table:table-cell office:value-type="float" office:value="1.34" calcext:value-type="float">
            <text:p>1,34</text:p>
          </table:table-cell>
          <table:table-cell office:value-type="float" office:value="1.33" calcext:value-type="float">
            <text:p>1,33</text:p>
          </table:table-cell>
          <table:table-cell office:value-type="float" office:value="0.01" calcext:value-type="float">
            <text:p>0,01</text:p>
          </table:table-cell>
          <table:table-cell table:formula="of:=[.$D$2]-[.D5]" office:value-type="float" office:value="78.23" calcext:value-type="float">
            <text:p>78,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9" calcext:value-type="float">
            <text:p>4,19</text:p>
          </table:table-cell>
          <table:table-cell office:value-type="float" office:value="431971" calcext:value-type="float">
            <text:p>431971</text:p>
          </table:table-cell>
          <table:table-cell office:value-type="float" office:value="4.19" calcext:value-type="float">
            <text:p>4,19</text:p>
          </table:table-cell>
          <table:table-cell office:value-type="float" office:value="2.43" calcext:value-type="float">
            <text:p>2,43</text:p>
          </table:table-cell>
          <table:table-cell office:value-type="float" office:value="1.76" calcext:value-type="float">
            <text:p>1,76</text:p>
          </table:table-cell>
          <table:table-cell table:formula="of:=[.$D$2]-[.D6]" office:value-type="float" office:value="75.38" calcext:value-type="float">
            <text:p>75,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5" calcext:value-type="float">
            <text:p>3,35</text:p>
          </table:table-cell>
          <table:table-cell office:value-type="float" office:value="432019" calcext:value-type="float">
            <text:p>432019</text:p>
          </table:table-cell>
          <table:table-cell office:value-type="float" office:value="3.35" calcext:value-type="float">
            <text:p>3,35</text:p>
          </table:table-cell>
          <table:table-cell office:value-type="float" office:value="3.03" calcext:value-type="float">
            <text:p>3,03</text:p>
          </table:table-cell>
          <table:table-cell office:value-type="float" office:value="0.32" calcext:value-type="float">
            <text:p>0,32</text:p>
          </table:table-cell>
          <table:table-cell table:formula="of:=[.$D$2]-[.D7]" office:value-type="float" office:value="76.22" calcext:value-type="float">
            <text:p>76,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6" calcext:value-type="float">
            <text:p>2,06</text:p>
          </table:table-cell>
          <table:table-cell office:value-type="float" office:value="432067" calcext:value-type="float">
            <text:p>432067</text:p>
          </table:table-cell>
          <table:table-cell office:value-type="float" office:value="2.06" calcext:value-type="float">
            <text:p>2,06</text:p>
          </table:table-cell>
          <table:table-cell office:value-type="float" office:value="0.86" calcext:value-type="float">
            <text:p>0,86</text:p>
          </table:table-cell>
          <table:table-cell office:value-type="float" office:value="1.2" calcext:value-type="float">
            <text:p>1,2</text:p>
          </table:table-cell>
          <table:table-cell table:formula="of:=[.$D$2]-[.D8]" office:value-type="float" office:value="77.51" calcext:value-type="float">
            <text:p>77,5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32115" calcext:value-type="float">
            <text:p>432115</text:p>
          </table:table-cell>
          <table:table-cell office:value-type="float" office:value="10.88" calcext:value-type="float">
            <text:p>10,88</text:p>
          </table:table-cell>
          <table:table-cell office:value-type="float" office:value="4.84" calcext:value-type="float">
            <text:p>4,84</text:p>
          </table:table-cell>
          <table:table-cell office:value-type="float" office:value="6.04" calcext:value-type="float">
            <text:p>6,04</text:p>
          </table:table-cell>
          <table:table-cell table:formula="of:=[.$D$2]-[.D9]" office:value-type="float" office:value="68.69" calcext:value-type="float">
            <text:p>68,6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32163" calcext:value-type="float">
            <text:p>432163</text:p>
          </table:table-cell>
          <table:table-cell office:value-type="float" office:value="20.42" calcext:value-type="float">
            <text:p>20,42</text:p>
          </table:table-cell>
          <table:table-cell office:value-type="float" office:value="6.74" calcext:value-type="float">
            <text:p>6,74</text:p>
          </table:table-cell>
          <table:table-cell office:value-type="float" office:value="13.68" calcext:value-type="float">
            <text:p>13,68</text:p>
          </table:table-cell>
          <table:table-cell table:formula="of:=[.$D$2]-[.D10]" office:value-type="float" office:value="59.15" calcext:value-type="float">
            <text:p>59,15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432211" calcext:value-type="float">
            <text:p>432211</text:p>
          </table:table-cell>
          <table:table-cell office:value-type="float" office:value="25" calcext:value-type="float">
            <text:p>25</text:p>
          </table:table-cell>
          <table:table-cell office:value-type="float" office:value="6.95" calcext:value-type="float">
            <text:p>6,95</text:p>
          </table:table-cell>
          <table:table-cell office:value-type="float" office:value="18.05" calcext:value-type="float">
            <text:p>18,05</text:p>
          </table:table-cell>
          <table:table-cell table:formula="of:=[.$D$2]-[.D11]" office:value-type="float" office:value="54.57" calcext:value-type="float">
            <text:p>54,57</text:p>
          </table:table-cell>
        </table:table-row>
        <table:table-row table:style-name="ro1">
          <table:table-cell table:number-columns-repeated="2" office:value-type="float" office:value="48.72" calcext:value-type="float">
            <text:p>48,72</text:p>
          </table:table-cell>
          <table:table-cell office:value-type="float" office:value="432259" calcext:value-type="float">
            <text:p>432259</text:p>
          </table:table-cell>
          <table:table-cell office:value-type="float" office:value="48.72" calcext:value-type="float">
            <text:p>48,72</text:p>
          </table:table-cell>
          <table:table-cell office:value-type="float" office:value="5.19" calcext:value-type="float">
            <text:p>5,19</text:p>
          </table:table-cell>
          <table:table-cell office:value-type="float" office:value="43.53" calcext:value-type="float">
            <text:p>43,53</text:p>
          </table:table-cell>
          <table:table-cell table:formula="of:=[.$D$2]-[.D12]" office:value-type="float" office:value="30.85" calcext:value-type="float">
            <text:p>30,85</text:p>
          </table:table-cell>
        </table:table-row>
        <table:table-row table:style-name="ro1">
          <table:table-cell table:number-columns-repeated="2" office:value-type="float" office:value="61.56" calcext:value-type="float">
            <text:p>61,56</text:p>
          </table:table-cell>
          <table:table-cell office:value-type="float" office:value="432307" calcext:value-type="float">
            <text:p>432307</text:p>
          </table:table-cell>
          <table:table-cell office:value-type="float" office:value="61.56" calcext:value-type="float">
            <text:p>61,56</text:p>
          </table:table-cell>
          <table:table-cell office:value-type="float" office:value="7.23" calcext:value-type="float">
            <text:p>7,23</text:p>
          </table:table-cell>
          <table:table-cell office:value-type="float" office:value="54.34" calcext:value-type="float">
            <text:p>54,34</text:p>
          </table:table-cell>
          <table:table-cell table:formula="of:=[.$D$2]-[.D13]" office:value-type="float" office:value="18.01" calcext:value-type="float">
            <text:p>18,01</text:p>
          </table:table-cell>
        </table:table-row>
        <table:table-row table:style-name="ro1">
          <table:table-cell table:number-columns-repeated="2" office:value-type="float" office:value="68.86" calcext:value-type="float">
            <text:p>68,86</text:p>
          </table:table-cell>
          <table:table-cell office:value-type="float" office:value="432355" calcext:value-type="float">
            <text:p>432355</text:p>
          </table:table-cell>
          <table:table-cell office:value-type="float" office:value="68.86" calcext:value-type="float">
            <text:p>68,86</text:p>
          </table:table-cell>
          <table:table-cell office:value-type="float" office:value="2.82" calcext:value-type="float">
            <text:p>2,82</text:p>
          </table:table-cell>
          <table:table-cell office:value-type="float" office:value="66.05" calcext:value-type="float">
            <text:p>66,05</text:p>
          </table:table-cell>
          <table:table-cell table:formula="of:=[.$D$2]-[.D14]" office:value-type="float" office:value="10.71" calcext:value-type="float">
            <text:p>10,71</text:p>
          </table:table-cell>
        </table:table-row>
        <table:table-row table:style-name="ro1">
          <table:table-cell table:number-columns-repeated="2" office:value-type="float" office:value="74.62" calcext:value-type="float">
            <text:p>74,62</text:p>
          </table:table-cell>
          <table:table-cell office:value-type="float" office:value="432403" calcext:value-type="float">
            <text:p>432403</text:p>
          </table:table-cell>
          <table:table-cell office:value-type="float" office:value="74.62" calcext:value-type="float">
            <text:p>74,62</text:p>
          </table:table-cell>
          <table:table-cell office:value-type="float" office:value="5.54" calcext:value-type="float">
            <text:p>5,54</text:p>
          </table:table-cell>
          <table:table-cell office:value-type="float" office:value="69.08" calcext:value-type="float">
            <text:p>69,08</text:p>
          </table:table-cell>
          <table:table-cell table:formula="of:=[.$D$2]-[.D15]" office:value-type="float" office:value="4.94999999999999" calcext:value-type="float">
            <text:p>4,94999999999999</text:p>
          </table:table-cell>
        </table:table-row>
        <table:table-row table:style-name="ro1">
          <table:table-cell table:number-columns-repeated="2" office:value-type="float" office:value="76.78" calcext:value-type="float">
            <text:p>76,78</text:p>
          </table:table-cell>
          <table:table-cell office:value-type="float" office:value="432451" calcext:value-type="float">
            <text:p>432451</text:p>
          </table:table-cell>
          <table:table-cell office:value-type="float" office:value="76.78" calcext:value-type="float">
            <text:p>76,78</text:p>
          </table:table-cell>
          <table:table-cell office:value-type="float" office:value="6" calcext:value-type="float">
            <text:p>6</text:p>
          </table:table-cell>
          <table:table-cell office:value-type="float" office:value="70.78" calcext:value-type="float">
            <text:p>70,78</text:p>
          </table:table-cell>
          <table:table-cell table:formula="of:=[.$D$2]-[.D16]" office:value-type="float" office:value="2.78999999999999" calcext:value-type="float">
            <text:p>2,78999999999999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78.85" calcext:value-type="float">
            <text:p>78,85</text:p>
          </table:table-cell>
          <table:table-cell table:style-name="ce1" office:value-type="float" office:value="432499" calcext:value-type="float">
            <text:p>432499</text:p>
          </table:table-cell>
          <table:table-cell office:value-type="float" office:value="78.85" calcext:value-type="float">
            <text:p>78,85</text:p>
          </table:table-cell>
          <table:table-cell office:value-type="float" office:value="7.16" calcext:value-type="float">
            <text:p>7,16</text:p>
          </table:table-cell>
          <table:table-cell office:value-type="float" office:value="71.69" calcext:value-type="float">
            <text:p>71,69</text:p>
          </table:table-cell>
          <table:table-cell table:formula="of:=[.$D$2]-[.D17]" office:value-type="float" office:value="0.719999999999999" calcext:value-type="float">
            <text:p>0,719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88" calcext:value-type="float">
            <text:p>78,88</text:p>
          </table:table-cell>
          <table:table-cell office:value-type="float" office:value="432547" calcext:value-type="float">
            <text:p>432547</text:p>
          </table:table-cell>
          <table:table-cell office:value-type="float" office:value="78.88" calcext:value-type="float">
            <text:p>78,88</text:p>
          </table:table-cell>
          <table:table-cell office:value-type="float" office:value="5.87" calcext:value-type="float">
            <text:p>5,87</text:p>
          </table:table-cell>
          <table:table-cell office:value-type="float" office:value="73.01" calcext:value-type="float">
            <text:p>73,01</text:p>
          </table:table-cell>
          <table:table-cell table:formula="of:=[.$D$2]-[.D18]" office:value-type="float" office:value="0.689999999999998" calcext:value-type="float">
            <text:p>0,6899999999999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41" calcext:value-type="float">
            <text:p>79,41</text:p>
          </table:table-cell>
          <table:table-cell office:value-type="float" office:value="432595" calcext:value-type="float">
            <text:p>432595</text:p>
          </table:table-cell>
          <table:table-cell office:value-type="float" office:value="79.41" calcext:value-type="float">
            <text:p>79,41</text:p>
          </table:table-cell>
          <table:table-cell office:value-type="float" office:value="8.95" calcext:value-type="float">
            <text:p>8,95</text:p>
          </table:table-cell>
          <table:table-cell office:value-type="float" office:value="70.46" calcext:value-type="float">
            <text:p>70,46</text:p>
          </table:table-cell>
          <table:table-cell table:formula="of:=[.$D$2]-[.D19]" office:value-type="float" office:value="0.159999999999997" calcext:value-type="float">
            <text:p>0,1599999999999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3" calcext:value-type="float">
            <text:p>79,3</text:p>
          </table:table-cell>
          <table:table-cell office:value-type="float" office:value="432643" calcext:value-type="float">
            <text:p>432643</text:p>
          </table:table-cell>
          <table:table-cell office:value-type="float" office:value="79.3" calcext:value-type="float">
            <text:p>79,3</text:p>
          </table:table-cell>
          <table:table-cell office:value-type="float" office:value="11.42" calcext:value-type="float">
            <text:p>11,42</text:p>
          </table:table-cell>
          <table:table-cell office:value-type="float" office:value="67.88" calcext:value-type="float">
            <text:p>67,88</text:p>
          </table:table-cell>
          <table:table-cell table:formula="of:=[.$D$2]-[.D20]" office:value-type="float" office:value="0.269999999999996" calcext:value-type="float">
            <text:p>0,2699999999999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39" calcext:value-type="float">
            <text:p>79,39</text:p>
          </table:table-cell>
          <table:table-cell office:value-type="float" office:value="432691" calcext:value-type="float">
            <text:p>432691</text:p>
          </table:table-cell>
          <table:table-cell office:value-type="float" office:value="79.39" calcext:value-type="float">
            <text:p>79,39</text:p>
          </table:table-cell>
          <table:table-cell office:value-type="float" office:value="8.12" calcext:value-type="float">
            <text:p>8,12</text:p>
          </table:table-cell>
          <table:table-cell office:value-type="float" office:value="71.26" calcext:value-type="float">
            <text:p>71,26</text:p>
          </table:table-cell>
          <table:table-cell table:formula="of:=[.$D$2]-[.D21]" office:value-type="float" office:value="0.179999999999993" calcext:value-type="float">
            <text:p>0,1799999999999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45" calcext:value-type="float">
            <text:p>79,45</text:p>
          </table:table-cell>
          <table:table-cell office:value-type="float" office:value="432739" calcext:value-type="float">
            <text:p>432739</text:p>
          </table:table-cell>
          <table:table-cell office:value-type="float" office:value="79.45" calcext:value-type="float">
            <text:p>79,45</text:p>
          </table:table-cell>
          <table:table-cell office:value-type="float" office:value="8.88" calcext:value-type="float">
            <text:p>8,88</text:p>
          </table:table-cell>
          <table:table-cell office:value-type="float" office:value="70.57" calcext:value-type="float">
            <text:p>70,57</text:p>
          </table:table-cell>
          <table:table-cell table:formula="of:=[.$D$2]-[.D22]" office:value-type="float" office:value="0.11999999999999" calcext:value-type="float">
            <text:p>0,11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21" calcext:value-type="float">
            <text:p>79,21</text:p>
          </table:table-cell>
          <table:table-cell office:value-type="float" office:value="432787" calcext:value-type="float">
            <text:p>432787</text:p>
          </table:table-cell>
          <table:table-cell office:value-type="float" office:value="79.21" calcext:value-type="float">
            <text:p>79,21</text:p>
          </table:table-cell>
          <table:table-cell office:value-type="float" office:value="7.42" calcext:value-type="float">
            <text:p>7,42</text:p>
          </table:table-cell>
          <table:table-cell office:value-type="float" office:value="71.79" calcext:value-type="float">
            <text:p>71,79</text:p>
          </table:table-cell>
          <table:table-cell table:formula="of:=[.$D$2]-[.D23]" office:value-type="float" office:value="0.359999999999999" calcext:value-type="float">
            <text:p>0,359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57" calcext:value-type="float">
            <text:p>79,57</text:p>
          </table:table-cell>
          <table:table-cell office:value-type="float" office:value="432835" calcext:value-type="float">
            <text:p>432835</text:p>
          </table:table-cell>
          <table:table-cell office:value-type="float" office:value="79.57" calcext:value-type="float">
            <text:p>79,57</text:p>
          </table:table-cell>
          <table:table-cell office:value-type="float" office:value="7.79" calcext:value-type="float">
            <text:p>7,79</text:p>
          </table:table-cell>
          <table:table-cell office:value-type="float" office:value="71.78" calcext:value-type="float">
            <text:p>71,78</text:p>
          </table:table-cell>
          <table:table-cell table:formula="of:=[.$D$2]-[.D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96" calcext:value-type="float">
            <text:p>78,96</text:p>
          </table:table-cell>
          <table:table-cell office:value-type="float" office:value="432883" calcext:value-type="float">
            <text:p>432883</text:p>
          </table:table-cell>
          <table:table-cell office:value-type="float" office:value="78.96" calcext:value-type="float">
            <text:p>78,96</text:p>
          </table:table-cell>
          <table:table-cell office:value-type="float" office:value="9.68" calcext:value-type="float">
            <text:p>9,68</text:p>
          </table:table-cell>
          <table:table-cell office:value-type="float" office:value="69.28" calcext:value-type="float">
            <text:p>69,28</text:p>
          </table:table-cell>
          <table:table-cell table:formula="of:=[.$D$2]-[.D25]" office:value-type="float" office:value="0.609999999999999" calcext:value-type="float">
            <text:p>0,609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51" calcext:value-type="float">
            <text:p>79,51</text:p>
          </table:table-cell>
          <table:table-cell office:value-type="float" office:value="432931" calcext:value-type="float">
            <text:p>432931</text:p>
          </table:table-cell>
          <table:table-cell office:value-type="float" office:value="79.51" calcext:value-type="float">
            <text:p>79,51</text:p>
          </table:table-cell>
          <table:table-cell office:value-type="float" office:value="9.28" calcext:value-type="float">
            <text:p>9,28</text:p>
          </table:table-cell>
          <table:table-cell office:value-type="float" office:value="70.23" calcext:value-type="float">
            <text:p>70,23</text:p>
          </table:table-cell>
          <table:table-cell table:formula="of:=[.$D$2]-[.D26]" office:value-type="float" office:value="0.0599999999999881" calcext:value-type="float">
            <text:p>0,0599999999999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65" calcext:value-type="float">
            <text:p>78,65</text:p>
          </table:table-cell>
          <table:table-cell office:value-type="float" office:value="432979" calcext:value-type="float">
            <text:p>432979</text:p>
          </table:table-cell>
          <table:table-cell office:value-type="float" office:value="78.65" calcext:value-type="float">
            <text:p>78,65</text:p>
          </table:table-cell>
          <table:table-cell office:value-type="float" office:value="6.75" calcext:value-type="float">
            <text:p>6,75</text:p>
          </table:table-cell>
          <table:table-cell office:value-type="float" office:value="71.9" calcext:value-type="float">
            <text:p>71,9</text:p>
          </table:table-cell>
          <table:table-cell table:formula="of:=[.$D$2]-[.D27]" office:value-type="float" office:value="0.919999999999988" calcext:value-type="float">
            <text:p>0,9199999999999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47" calcext:value-type="float">
            <text:p>79,47</text:p>
          </table:table-cell>
          <table:table-cell office:value-type="float" office:value="433027" calcext:value-type="float">
            <text:p>433027</text:p>
          </table:table-cell>
          <table:table-cell office:value-type="float" office:value="79.47" calcext:value-type="float">
            <text:p>79,47</text:p>
          </table:table-cell>
          <table:table-cell office:value-type="float" office:value="6.86" calcext:value-type="float">
            <text:p>6,86</text:p>
          </table:table-cell>
          <table:table-cell office:value-type="float" office:value="72.61" calcext:value-type="float">
            <text:p>72,61</text:p>
          </table:table-cell>
          <table:table-cell table:formula="of:=[.$D$2]-[.D28]" office:value-type="float" office:value="0.0999999999999943" calcext:value-type="float">
            <text:p>0,0999999999999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89" calcext:value-type="float">
            <text:p>78,89</text:p>
          </table:table-cell>
          <table:table-cell office:value-type="float" office:value="433075" calcext:value-type="float">
            <text:p>433075</text:p>
          </table:table-cell>
          <table:table-cell office:value-type="float" office:value="78.89" calcext:value-type="float">
            <text:p>78,89</text:p>
          </table:table-cell>
          <table:table-cell office:value-type="float" office:value="7.95" calcext:value-type="float">
            <text:p>7,95</text:p>
          </table:table-cell>
          <table:table-cell office:value-type="float" office:value="70.94" calcext:value-type="float">
            <text:p>70,94</text:p>
          </table:table-cell>
          <table:table-cell table:formula="of:=[.$D$2]-[.D29]" office:value-type="float" office:value="0.679999999999993" calcext:value-type="float">
            <text:p>0,6799999999999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34" calcext:value-type="float">
            <text:p>79,34</text:p>
          </table:table-cell>
          <table:table-cell office:value-type="float" office:value="433123" calcext:value-type="float">
            <text:p>433123</text:p>
          </table:table-cell>
          <table:table-cell office:value-type="float" office:value="79.34" calcext:value-type="float">
            <text:p>79,34</text:p>
          </table:table-cell>
          <table:table-cell office:value-type="float" office:value="7.44" calcext:value-type="float">
            <text:p>7,44</text:p>
          </table:table-cell>
          <table:table-cell office:value-type="float" office:value="71.91" calcext:value-type="float">
            <text:p>71,91</text:p>
          </table:table-cell>
          <table:table-cell table:formula="of:=[.$D$2]-[.D30]" office:value-type="float" office:value="0.22999999999999" calcext:value-type="float">
            <text:p>0,22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04" calcext:value-type="float">
            <text:p>79,04</text:p>
          </table:table-cell>
          <table:table-cell office:value-type="float" office:value="433171" calcext:value-type="float">
            <text:p>433171</text:p>
          </table:table-cell>
          <table:table-cell office:value-type="float" office:value="79.04" calcext:value-type="float">
            <text:p>79,04</text:p>
          </table:table-cell>
          <table:table-cell office:value-type="float" office:value="8.26" calcext:value-type="float">
            <text:p>8,26</text:p>
          </table:table-cell>
          <table:table-cell office:value-type="float" office:value="70.78" calcext:value-type="float">
            <text:p>70,78</text:p>
          </table:table-cell>
          <table:table-cell table:formula="of:=[.$D$2]-[.D31]" office:value-type="float" office:value="0.529999999999987" calcext:value-type="float">
            <text:p>0,5299999999999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22" calcext:value-type="float">
            <text:p>79,22</text:p>
          </table:table-cell>
          <table:table-cell office:value-type="float" office:value="433219" calcext:value-type="float">
            <text:p>433219</text:p>
          </table:table-cell>
          <table:table-cell office:value-type="float" office:value="79.22" calcext:value-type="float">
            <text:p>79,22</text:p>
          </table:table-cell>
          <table:table-cell office:value-type="float" office:value="5.54" calcext:value-type="float">
            <text:p>5,54</text:p>
          </table:table-cell>
          <table:table-cell office:value-type="float" office:value="73.68" calcext:value-type="float">
            <text:p>73,68</text:p>
          </table:table-cell>
          <table:table-cell table:formula="of:=[.$D$2]-[.D32]" office:value-type="float" office:value="0.349999999999994" calcext:value-type="float">
            <text:p>0,3499999999999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2" calcext:value-type="float">
            <text:p>79,2</text:p>
          </table:table-cell>
          <table:table-cell office:value-type="float" office:value="433267" calcext:value-type="float">
            <text:p>433267</text:p>
          </table:table-cell>
          <table:table-cell office:value-type="float" office:value="79.2" calcext:value-type="float">
            <text:p>79,2</text:p>
          </table:table-cell>
          <table:table-cell office:value-type="float" office:value="6.74" calcext:value-type="float">
            <text:p>6,74</text:p>
          </table:table-cell>
          <table:table-cell office:value-type="float" office:value="72.46" calcext:value-type="float">
            <text:p>72,46</text:p>
          </table:table-cell>
          <table:table-cell table:formula="of:=[.$D$2]-[.D33]" office:value-type="float" office:value="0.36999999999999" calcext:value-type="float">
            <text:p>0,36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03" calcext:value-type="float">
            <text:p>79,03</text:p>
          </table:table-cell>
          <table:table-cell office:value-type="float" office:value="433315" calcext:value-type="float">
            <text:p>433315</text:p>
          </table:table-cell>
          <table:table-cell office:value-type="float" office:value="79.03" calcext:value-type="float">
            <text:p>79,03</text:p>
          </table:table-cell>
          <table:table-cell office:value-type="float" office:value="7.1" calcext:value-type="float">
            <text:p>7,1</text:p>
          </table:table-cell>
          <table:table-cell office:value-type="float" office:value="71.93" calcext:value-type="float">
            <text:p>71,93</text:p>
          </table:table-cell>
          <table:table-cell table:formula="of:=[.$D$2]-[.D34]" office:value-type="float" office:value="0.539999999999992" calcext:value-type="float">
            <text:p>0,5399999999999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29" calcext:value-type="float">
            <text:p>79,29</text:p>
          </table:table-cell>
          <table:table-cell office:value-type="float" office:value="433363" calcext:value-type="float">
            <text:p>433363</text:p>
          </table:table-cell>
          <table:table-cell office:value-type="float" office:value="79.29" calcext:value-type="float">
            <text:p>79,29</text:p>
          </table:table-cell>
          <table:table-cell office:value-type="float" office:value="7.34" calcext:value-type="float">
            <text:p>7,34</text:p>
          </table:table-cell>
          <table:table-cell office:value-type="float" office:value="71.95" calcext:value-type="float">
            <text:p>71,95</text:p>
          </table:table-cell>
          <table:table-cell table:formula="of:=[.$D$2]-[.D35]" office:value-type="float" office:value="0.279999999999987" calcext:value-type="float">
            <text:p>0,2799999999999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84" calcext:value-type="float">
            <text:p>78,84</text:p>
          </table:table-cell>
          <table:table-cell office:value-type="float" office:value="433411" calcext:value-type="float">
            <text:p>433411</text:p>
          </table:table-cell>
          <table:table-cell office:value-type="float" office:value="78.84" calcext:value-type="float">
            <text:p>78,84</text:p>
          </table:table-cell>
          <table:table-cell office:value-type="float" office:value="6.03" calcext:value-type="float">
            <text:p>6,03</text:p>
          </table:table-cell>
          <table:table-cell office:value-type="float" office:value="72.81" calcext:value-type="float">
            <text:p>72,81</text:p>
          </table:table-cell>
          <table:table-cell table:formula="of:=[.$D$2]-[.D36]" office:value-type="float" office:value="0.72999999999999" calcext:value-type="float">
            <text:p>0,72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34" calcext:value-type="float">
            <text:p>79,34</text:p>
          </table:table-cell>
          <table:table-cell office:value-type="float" office:value="433459" calcext:value-type="float">
            <text:p>433459</text:p>
          </table:table-cell>
          <table:table-cell office:value-type="float" office:value="79.34" calcext:value-type="float">
            <text:p>79,34</text:p>
          </table:table-cell>
          <table:table-cell office:value-type="float" office:value="7.79" calcext:value-type="float">
            <text:p>7,79</text:p>
          </table:table-cell>
          <table:table-cell office:value-type="float" office:value="71.55" calcext:value-type="float">
            <text:p>71,55</text:p>
          </table:table-cell>
          <table:table-cell table:formula="of:=[.$D$2]-[.D37]" office:value-type="float" office:value="0.22999999999999" calcext:value-type="float">
            <text:p>0,22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51" calcext:value-type="float">
            <text:p>78,51</text:p>
          </table:table-cell>
          <table:table-cell office:value-type="float" office:value="433507" calcext:value-type="float">
            <text:p>433507</text:p>
          </table:table-cell>
          <table:table-cell office:value-type="float" office:value="78.51" calcext:value-type="float">
            <text:p>78,51</text:p>
          </table:table-cell>
          <table:table-cell office:value-type="float" office:value="6.22" calcext:value-type="float">
            <text:p>6,22</text:p>
          </table:table-cell>
          <table:table-cell office:value-type="float" office:value="72.29" calcext:value-type="float">
            <text:p>72,29</text:p>
          </table:table-cell>
          <table:table-cell table:formula="of:=[.$D$2]-[.D38]" office:value-type="float" office:value="1.05999999999999" calcext:value-type="float">
            <text:p>1,05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26" calcext:value-type="float">
            <text:p>79,26</text:p>
          </table:table-cell>
          <table:table-cell office:value-type="float" office:value="433555" calcext:value-type="float">
            <text:p>433555</text:p>
          </table:table-cell>
          <table:table-cell office:value-type="float" office:value="79.26" calcext:value-type="float">
            <text:p>79,26</text:p>
          </table:table-cell>
          <table:table-cell office:value-type="float" office:value="8.13" calcext:value-type="float">
            <text:p>8,13</text:p>
          </table:table-cell>
          <table:table-cell office:value-type="float" office:value="71.13" calcext:value-type="float">
            <text:p>71,13</text:p>
          </table:table-cell>
          <table:table-cell table:formula="of:=[.$D$2]-[.D39]" office:value-type="float" office:value="0.309999999999988" calcext:value-type="float">
            <text:p>0,3099999999999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6" calcext:value-type="float">
            <text:p>78,6</text:p>
          </table:table-cell>
          <table:table-cell office:value-type="float" office:value="433603" calcext:value-type="float">
            <text:p>433603</text:p>
          </table:table-cell>
          <table:table-cell office:value-type="float" office:value="78.6" calcext:value-type="float">
            <text:p>78,6</text:p>
          </table:table-cell>
          <table:table-cell office:value-type="float" office:value="7.97" calcext:value-type="float">
            <text:p>7,97</text:p>
          </table:table-cell>
          <table:table-cell office:value-type="float" office:value="70.63" calcext:value-type="float">
            <text:p>70,63</text:p>
          </table:table-cell>
          <table:table-cell table:formula="of:=[.$D$2]-[.D40]" office:value-type="float" office:value="0.969999999999999" calcext:value-type="float">
            <text:p>0,969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16" calcext:value-type="float">
            <text:p>79,16</text:p>
          </table:table-cell>
          <table:table-cell office:value-type="float" office:value="433651" calcext:value-type="float">
            <text:p>433651</text:p>
          </table:table-cell>
          <table:table-cell office:value-type="float" office:value="79.16" calcext:value-type="float">
            <text:p>79,16</text:p>
          </table:table-cell>
          <table:table-cell office:value-type="float" office:value="8.74" calcext:value-type="float">
            <text:p>8,74</text:p>
          </table:table-cell>
          <table:table-cell office:value-type="float" office:value="70.42" calcext:value-type="float">
            <text:p>70,42</text:p>
          </table:table-cell>
          <table:table-cell table:formula="of:=[.$D$2]-[.D41]" office:value-type="float" office:value="0.409999999999997" calcext:value-type="float">
            <text:p>0,4099999999999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7" calcext:value-type="float">
            <text:p>78,7</text:p>
          </table:table-cell>
          <table:table-cell office:value-type="float" office:value="433699" calcext:value-type="float">
            <text:p>433699</text:p>
          </table:table-cell>
          <table:table-cell office:value-type="float" office:value="78.7" calcext:value-type="float">
            <text:p>78,7</text:p>
          </table:table-cell>
          <table:table-cell office:value-type="float" office:value="6.7" calcext:value-type="float">
            <text:p>6,7</text:p>
          </table:table-cell>
          <table:table-cell office:value-type="float" office:value="72" calcext:value-type="float">
            <text:p>72</text:p>
          </table:table-cell>
          <table:table-cell table:formula="of:=[.$D$2]-[.D42]" office:value-type="float" office:value="0.86999999999999" calcext:value-type="float">
            <text:p>0,86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92" calcext:value-type="float">
            <text:p>78,92</text:p>
          </table:table-cell>
          <table:table-cell office:value-type="float" office:value="433747" calcext:value-type="float">
            <text:p>433747</text:p>
          </table:table-cell>
          <table:table-cell office:value-type="float" office:value="78.92" calcext:value-type="float">
            <text:p>78,92</text:p>
          </table:table-cell>
          <table:table-cell office:value-type="float" office:value="9.81" calcext:value-type="float">
            <text:p>9,81</text:p>
          </table:table-cell>
          <table:table-cell office:value-type="float" office:value="69.12" calcext:value-type="float">
            <text:p>69,12</text:p>
          </table:table-cell>
          <table:table-cell table:formula="of:=[.$D$2]-[.D43]" office:value-type="float" office:value="0.649999999999992" calcext:value-type="float">
            <text:p>0,6499999999999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78" calcext:value-type="float">
            <text:p>78,78</text:p>
          </table:table-cell>
          <table:table-cell office:value-type="float" office:value="433795" calcext:value-type="float">
            <text:p>433795</text:p>
          </table:table-cell>
          <table:table-cell office:value-type="float" office:value="78.78" calcext:value-type="float">
            <text:p>78,78</text:p>
          </table:table-cell>
          <table:table-cell office:value-type="float" office:value="5.86" calcext:value-type="float">
            <text:p>5,86</text:p>
          </table:table-cell>
          <table:table-cell office:value-type="float" office:value="72.92" calcext:value-type="float">
            <text:p>72,92</text:p>
          </table:table-cell>
          <table:table-cell table:formula="of:=[.$D$2]-[.D44]" office:value-type="float" office:value="0.789999999999992" calcext:value-type="float">
            <text:p>0,7899999999999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71" calcext:value-type="float">
            <text:p>78,71</text:p>
          </table:table-cell>
          <table:table-cell office:value-type="float" office:value="433843" calcext:value-type="float">
            <text:p>433843</text:p>
          </table:table-cell>
          <table:table-cell office:value-type="float" office:value="78.71" calcext:value-type="float">
            <text:p>78,71</text:p>
          </table:table-cell>
          <table:table-cell office:value-type="float" office:value="9.72" calcext:value-type="float">
            <text:p>9,72</text:p>
          </table:table-cell>
          <table:table-cell office:value-type="float" office:value="68.99" calcext:value-type="float">
            <text:p>68,99</text:p>
          </table:table-cell>
          <table:table-cell table:formula="of:=[.$D$2]-[.D45]" office:value-type="float" office:value="0.859999999999999" calcext:value-type="float">
            <text:p>0,859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82" calcext:value-type="float">
            <text:p>78,82</text:p>
          </table:table-cell>
          <table:table-cell office:value-type="float" office:value="433891" calcext:value-type="float">
            <text:p>433891</text:p>
          </table:table-cell>
          <table:table-cell office:value-type="float" office:value="78.82" calcext:value-type="float">
            <text:p>78,82</text:p>
          </table:table-cell>
          <table:table-cell office:value-type="float" office:value="7.86" calcext:value-type="float">
            <text:p>7,86</text:p>
          </table:table-cell>
          <table:table-cell office:value-type="float" office:value="70.96" calcext:value-type="float">
            <text:p>70,96</text:p>
          </table:table-cell>
          <table:table-cell table:formula="of:=[.$D$2]-[.D46]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44" calcext:value-type="float">
            <text:p>78,44</text:p>
          </table:table-cell>
          <table:table-cell office:value-type="float" office:value="433939" calcext:value-type="float">
            <text:p>433939</text:p>
          </table:table-cell>
          <table:table-cell office:value-type="float" office:value="78.44" calcext:value-type="float">
            <text:p>78,44</text:p>
          </table:table-cell>
          <table:table-cell office:value-type="float" office:value="8.66" calcext:value-type="float">
            <text:p>8,66</text:p>
          </table:table-cell>
          <table:table-cell office:value-type="float" office:value="69.78" calcext:value-type="float">
            <text:p>69,78</text:p>
          </table:table-cell>
          <table:table-cell table:formula="of:=[.$D$2]-[.D47]"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86" calcext:value-type="float">
            <text:p>78,86</text:p>
          </table:table-cell>
          <table:table-cell office:value-type="float" office:value="433987" calcext:value-type="float">
            <text:p>433987</text:p>
          </table:table-cell>
          <table:table-cell office:value-type="float" office:value="78.86" calcext:value-type="float">
            <text:p>78,86</text:p>
          </table:table-cell>
          <table:table-cell office:value-type="float" office:value="5.82" calcext:value-type="float">
            <text:p>5,82</text:p>
          </table:table-cell>
          <table:table-cell office:value-type="float" office:value="73.04" calcext:value-type="float">
            <text:p>73,04</text:p>
          </table:table-cell>
          <table:table-cell table:formula="of:=[.$D$2]-[.D48]" office:value-type="float" office:value="0.709999999999994" calcext:value-type="float">
            <text:p>0,7099999999999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16" calcext:value-type="float">
            <text:p>78,16</text:p>
          </table:table-cell>
          <table:table-cell office:value-type="float" office:value="434035" calcext:value-type="float">
            <text:p>434035</text:p>
          </table:table-cell>
          <table:table-cell office:value-type="float" office:value="78.16" calcext:value-type="float">
            <text:p>78,16</text:p>
          </table:table-cell>
          <table:table-cell office:value-type="float" office:value="7.73" calcext:value-type="float">
            <text:p>7,73</text:p>
          </table:table-cell>
          <table:table-cell office:value-type="float" office:value="70.43" calcext:value-type="float">
            <text:p>70,43</text:p>
          </table:table-cell>
          <table:table-cell table:formula="of:=[.$D$2]-[.D49]" office:value-type="float" office:value="1.41" calcext:value-type="float">
            <text:p>1,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77" calcext:value-type="float">
            <text:p>78,77</text:p>
          </table:table-cell>
          <table:table-cell office:value-type="float" office:value="434083" calcext:value-type="float">
            <text:p>434083</text:p>
          </table:table-cell>
          <table:table-cell office:value-type="float" office:value="78.77" calcext:value-type="float">
            <text:p>78,77</text:p>
          </table:table-cell>
          <table:table-cell office:value-type="float" office:value="8.93" calcext:value-type="float">
            <text:p>8,93</text:p>
          </table:table-cell>
          <table:table-cell office:value-type="float" office:value="69.84" calcext:value-type="float">
            <text:p>69,84</text:p>
          </table:table-cell>
          <table:table-cell table:formula="of:=[.$D$2]-[.D50]" office:value-type="float" office:value="0.799999999999997" calcext:value-type="float">
            <text:p>0,7999999999999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7.95" calcext:value-type="float">
            <text:p>77,95</text:p>
          </table:table-cell>
          <table:table-cell office:value-type="float" office:value="434131" calcext:value-type="float">
            <text:p>434131</text:p>
          </table:table-cell>
          <table:table-cell office:value-type="float" office:value="77.95" calcext:value-type="float">
            <text:p>77,95</text:p>
          </table:table-cell>
          <table:table-cell office:value-type="float" office:value="4.91" calcext:value-type="float">
            <text:p>4,91</text:p>
          </table:table-cell>
          <table:table-cell office:value-type="float" office:value="73.04" calcext:value-type="float">
            <text:p>73,04</text:p>
          </table:table-cell>
          <table:table-cell table:formula="of:=[.$D$2]-[.D51]" office:value-type="float" office:value="1.61999999999999" calcext:value-type="float">
            <text:p>1,61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62" calcext:value-type="float">
            <text:p>78,62</text:p>
          </table:table-cell>
          <table:table-cell office:value-type="float" office:value="434179" calcext:value-type="float">
            <text:p>434179</text:p>
          </table:table-cell>
          <table:table-cell office:value-type="float" office:value="78.62" calcext:value-type="float">
            <text:p>78,62</text:p>
          </table:table-cell>
          <table:table-cell office:value-type="float" office:value="9.7" calcext:value-type="float">
            <text:p>9,7</text:p>
          </table:table-cell>
          <table:table-cell office:value-type="float" office:value="68.92" calcext:value-type="float">
            <text:p>68,92</text:p>
          </table:table-cell>
          <table:table-cell table:formula="of:=[.$D$2]-[.D52]" office:value-type="float" office:value="0.949999999999989" calcext:value-type="float">
            <text:p>0,9499999999999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09" calcext:value-type="float">
            <text:p>78,09</text:p>
          </table:table-cell>
          <table:table-cell office:value-type="float" office:value="434227" calcext:value-type="float">
            <text:p>434227</text:p>
          </table:table-cell>
          <table:table-cell office:value-type="float" office:value="78.09" calcext:value-type="float">
            <text:p>78,09</text:p>
          </table:table-cell>
          <table:table-cell office:value-type="float" office:value="10.86" calcext:value-type="float">
            <text:p>10,86</text:p>
          </table:table-cell>
          <table:table-cell office:value-type="float" office:value="67.23" calcext:value-type="float">
            <text:p>67,23</text:p>
          </table:table-cell>
          <table:table-cell table:formula="of:=[.$D$2]-[.D53]" office:value-type="float" office:value="1.47999999999999" calcext:value-type="float">
            <text:p>1,47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41" calcext:value-type="float">
            <text:p>78,41</text:p>
          </table:table-cell>
          <table:table-cell office:value-type="float" office:value="434275" calcext:value-type="float">
            <text:p>434275</text:p>
          </table:table-cell>
          <table:table-cell office:value-type="float" office:value="78.41" calcext:value-type="float">
            <text:p>78,41</text:p>
          </table:table-cell>
          <table:table-cell office:value-type="float" office:value="9.53" calcext:value-type="float">
            <text:p>9,53</text:p>
          </table:table-cell>
          <table:table-cell office:value-type="float" office:value="68.88" calcext:value-type="float">
            <text:p>68,88</text:p>
          </table:table-cell>
          <table:table-cell table:formula="of:=[.$D$2]-[.D54]" office:value-type="float" office:value="1.16" calcext:value-type="float">
            <text:p>1,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08" calcext:value-type="float">
            <text:p>78,08</text:p>
          </table:table-cell>
          <table:table-cell office:value-type="float" office:value="434323" calcext:value-type="float">
            <text:p>434323</text:p>
          </table:table-cell>
          <table:table-cell office:value-type="float" office:value="78.08" calcext:value-type="float">
            <text:p>78,08</text:p>
          </table:table-cell>
          <table:table-cell office:value-type="float" office:value="10.92" calcext:value-type="float">
            <text:p>10,92</text:p>
          </table:table-cell>
          <table:table-cell office:value-type="float" office:value="67.16" calcext:value-type="float">
            <text:p>67,16</text:p>
          </table:table-cell>
          <table:table-cell table:formula="of:=[.$D$2]-[.D55]" office:value-type="float" office:value="1.49" calcext:value-type="float">
            <text:p>1,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05" calcext:value-type="float">
            <text:p>78,05</text:p>
          </table:table-cell>
          <table:table-cell office:value-type="float" office:value="434371" calcext:value-type="float">
            <text:p>434371</text:p>
          </table:table-cell>
          <table:table-cell office:value-type="float" office:value="78.05" calcext:value-type="float">
            <text:p>78,05</text:p>
          </table:table-cell>
          <table:table-cell office:value-type="float" office:value="8.23" calcext:value-type="float">
            <text:p>8,23</text:p>
          </table:table-cell>
          <table:table-cell office:value-type="float" office:value="69.81" calcext:value-type="float">
            <text:p>69,81</text:p>
          </table:table-cell>
          <table:table-cell table:formula="of:=[.$D$2]-[.D56]" office:value-type="float" office:value="1.52" calcext:value-type="float">
            <text:p>1,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434419" calcext:value-type="float">
            <text:p>434419</text:p>
          </table:table-cell>
          <table:table-cell office:value-type="float" office:value="78" calcext:value-type="float">
            <text:p>78</text:p>
          </table:table-cell>
          <table:table-cell office:value-type="float" office:value="8.88" calcext:value-type="float">
            <text:p>8,88</text:p>
          </table:table-cell>
          <table:table-cell office:value-type="float" office:value="69.12" calcext:value-type="float">
            <text:p>69,12</text:p>
          </table:table-cell>
          <table:table-cell table:formula="of:=[.$D$2]-[.D57]" office:value-type="float" office:value="1.56999999999999" calcext:value-type="float">
            <text:p>1,56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7.7" calcext:value-type="float">
            <text:p>77,7</text:p>
          </table:table-cell>
          <table:table-cell office:value-type="float" office:value="434467" calcext:value-type="float">
            <text:p>434467</text:p>
          </table:table-cell>
          <table:table-cell office:value-type="float" office:value="77.7" calcext:value-type="float">
            <text:p>77,7</text:p>
          </table:table-cell>
          <table:table-cell office:value-type="float" office:value="7.92" calcext:value-type="float">
            <text:p>7,92</text:p>
          </table:table-cell>
          <table:table-cell office:value-type="float" office:value="69.78" calcext:value-type="float">
            <text:p>69,78</text:p>
          </table:table-cell>
          <table:table-cell table:formula="of:=[.$D$2]-[.D58]" office:value-type="float" office:value="1.86999999999999" calcext:value-type="float">
            <text:p>1,86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02" calcext:value-type="float">
            <text:p>78,02</text:p>
          </table:table-cell>
          <table:table-cell office:value-type="float" office:value="434515" calcext:value-type="float">
            <text:p>434515</text:p>
          </table:table-cell>
          <table:table-cell office:value-type="float" office:value="78.02" calcext:value-type="float">
            <text:p>78,02</text:p>
          </table:table-cell>
          <table:table-cell office:value-type="float" office:value="6.24" calcext:value-type="float">
            <text:p>6,24</text:p>
          </table:table-cell>
          <table:table-cell office:value-type="float" office:value="71.79" calcext:value-type="float">
            <text:p>71,79</text:p>
          </table:table-cell>
          <table:table-cell table:formula="of:=[.$D$2]-[.D59]" office:value-type="float" office:value="1.55" calcext:value-type="float">
            <text:p>1,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7.5" calcext:value-type="float">
            <text:p>77,5</text:p>
          </table:table-cell>
          <table:table-cell office:value-type="float" office:value="434563" calcext:value-type="float">
            <text:p>434563</text:p>
          </table:table-cell>
          <table:table-cell office:value-type="float" office:value="77.5" calcext:value-type="float">
            <text:p>77,5</text:p>
          </table:table-cell>
          <table:table-cell office:value-type="float" office:value="8.64" calcext:value-type="float">
            <text:p>8,64</text:p>
          </table:table-cell>
          <table:table-cell office:value-type="float" office:value="68.86" calcext:value-type="float">
            <text:p>68,86</text:p>
          </table:table-cell>
          <table:table-cell table:formula="of:=[.$D$2]-[.D60]" office:value-type="float" office:value="2.06999999999999" calcext:value-type="float">
            <text:p>2,06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15" calcext:value-type="float">
            <text:p>78,15</text:p>
          </table:table-cell>
          <table:table-cell office:value-type="float" office:value="434611" calcext:value-type="float">
            <text:p>434611</text:p>
          </table:table-cell>
          <table:table-cell office:value-type="float" office:value="78.15" calcext:value-type="float">
            <text:p>78,15</text:p>
          </table:table-cell>
          <table:table-cell office:value-type="float" office:value="6.34" calcext:value-type="float">
            <text:p>6,34</text:p>
          </table:table-cell>
          <table:table-cell office:value-type="float" office:value="71.82" calcext:value-type="float">
            <text:p>71,82</text:p>
          </table:table-cell>
          <table:table-cell table:formula="of:=[.$D$2]-[.D61]" office:value-type="float" office:value="1.41999999999999" calcext:value-type="float">
            <text:p>1,41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7.36" calcext:value-type="float">
            <text:p>77,36</text:p>
          </table:table-cell>
          <table:table-cell office:value-type="float" office:value="434659" calcext:value-type="float">
            <text:p>434659</text:p>
          </table:table-cell>
          <table:table-cell office:value-type="float" office:value="77.36" calcext:value-type="float">
            <text:p>77,36</text:p>
          </table:table-cell>
          <table:table-cell office:value-type="float" office:value="6.13" calcext:value-type="float">
            <text:p>6,13</text:p>
          </table:table-cell>
          <table:table-cell office:value-type="float" office:value="71.23" calcext:value-type="float">
            <text:p>71,23</text:p>
          </table:table-cell>
          <table:table-cell table:formula="of:=[.$D$2]-[.D62]" office:value-type="float" office:value="2.20999999999999" calcext:value-type="float">
            <text:p>2,20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26" calcext:value-type="float">
            <text:p>78,26</text:p>
          </table:table-cell>
          <table:table-cell office:value-type="float" office:value="434707" calcext:value-type="float">
            <text:p>434707</text:p>
          </table:table-cell>
          <table:table-cell office:value-type="float" office:value="78.26" calcext:value-type="float">
            <text:p>78,26</text:p>
          </table:table-cell>
          <table:table-cell office:value-type="float" office:value="9.18" calcext:value-type="float">
            <text:p>9,18</text:p>
          </table:table-cell>
          <table:table-cell office:value-type="float" office:value="69.08" calcext:value-type="float">
            <text:p>69,08</text:p>
          </table:table-cell>
          <table:table-cell table:formula="of:=[.$D$2]-[.D63]" office:value-type="float" office:value="1.30999999999999" calcext:value-type="float">
            <text:p>1,30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7.78" calcext:value-type="float">
            <text:p>77,78</text:p>
          </table:table-cell>
          <table:table-cell office:value-type="float" office:value="434755" calcext:value-type="float">
            <text:p>434755</text:p>
          </table:table-cell>
          <table:table-cell office:value-type="float" office:value="77.78" calcext:value-type="float">
            <text:p>77,78</text:p>
          </table:table-cell>
          <table:table-cell office:value-type="float" office:value="6.68" calcext:value-type="float">
            <text:p>6,68</text:p>
          </table:table-cell>
          <table:table-cell office:value-type="float" office:value="71.1" calcext:value-type="float">
            <text:p>71,1</text:p>
          </table:table-cell>
          <table:table-cell table:formula="of:=[.$D$2]-[.D64]" office:value-type="float" office:value="1.78999999999999" calcext:value-type="float">
            <text:p>1,78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36" calcext:value-type="float">
            <text:p>78,36</text:p>
          </table:table-cell>
          <table:table-cell office:value-type="float" office:value="434803" calcext:value-type="float">
            <text:p>434803</text:p>
          </table:table-cell>
          <table:table-cell office:value-type="float" office:value="78.36" calcext:value-type="float">
            <text:p>78,36</text:p>
          </table:table-cell>
          <table:table-cell office:value-type="float" office:value="5.96" calcext:value-type="float">
            <text:p>5,96</text:p>
          </table:table-cell>
          <table:table-cell office:value-type="float" office:value="72.4" calcext:value-type="float">
            <text:p>72,4</text:p>
          </table:table-cell>
          <table:table-cell table:formula="of:=[.$D$2]-[.D65]" office:value-type="float" office:value="1.20999999999999" calcext:value-type="float">
            <text:p>1,20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07" calcext:value-type="float">
            <text:p>78,07</text:p>
          </table:table-cell>
          <table:table-cell office:value-type="float" office:value="434851" calcext:value-type="float">
            <text:p>434851</text:p>
          </table:table-cell>
          <table:table-cell office:value-type="float" office:value="78.07" calcext:value-type="float">
            <text:p>78,07</text:p>
          </table:table-cell>
          <table:table-cell office:value-type="float" office:value="9.82" calcext:value-type="float">
            <text:p>9,82</text:p>
          </table:table-cell>
          <table:table-cell office:value-type="float" office:value="68.24" calcext:value-type="float">
            <text:p>68,24</text:p>
          </table:table-cell>
          <table:table-cell table:formula="of:=[.$D$2]-[.D66]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25" calcext:value-type="float">
            <text:p>78,25</text:p>
          </table:table-cell>
          <table:table-cell office:value-type="float" office:value="434899" calcext:value-type="float">
            <text:p>434899</text:p>
          </table:table-cell>
          <table:table-cell office:value-type="float" office:value="78.25" calcext:value-type="float">
            <text:p>78,25</text:p>
          </table:table-cell>
          <table:table-cell office:value-type="float" office:value="9.41" calcext:value-type="float">
            <text:p>9,41</text:p>
          </table:table-cell>
          <table:table-cell office:value-type="float" office:value="68.84" calcext:value-type="float">
            <text:p>68,84</text:p>
          </table:table-cell>
          <table:table-cell table:formula="of:=[.$D$2]-[.D67]" office:value-type="float" office:value="1.31999999999999" calcext:value-type="float">
            <text:p>1,31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22" calcext:value-type="float">
            <text:p>78,22</text:p>
          </table:table-cell>
          <table:table-cell office:value-type="float" office:value="434947" calcext:value-type="float">
            <text:p>434947</text:p>
          </table:table-cell>
          <table:table-cell office:value-type="float" office:value="78.22" calcext:value-type="float">
            <text:p>78,22</text:p>
          </table:table-cell>
          <table:table-cell office:value-type="float" office:value="9.3" calcext:value-type="float">
            <text:p>9,3</text:p>
          </table:table-cell>
          <table:table-cell office:value-type="float" office:value="68.92" calcext:value-type="float">
            <text:p>68,92</text:p>
          </table:table-cell>
          <table:table-cell table:formula="of:=[.$D$2]-[.D68]" office:value-type="float" office:value="1.34999999999999" calcext:value-type="float">
            <text:p>1,34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15" calcext:value-type="float">
            <text:p>78,15</text:p>
          </table:table-cell>
          <table:table-cell office:value-type="float" office:value="434995" calcext:value-type="float">
            <text:p>434995</text:p>
          </table:table-cell>
          <table:table-cell office:value-type="float" office:value="78.15" calcext:value-type="float">
            <text:p>78,15</text:p>
          </table:table-cell>
          <table:table-cell office:value-type="float" office:value="7.28" calcext:value-type="float">
            <text:p>7,28</text:p>
          </table:table-cell>
          <table:table-cell office:value-type="float" office:value="70.87" calcext:value-type="float">
            <text:p>70,87</text:p>
          </table:table-cell>
          <table:table-cell table:formula="of:=[.$D$2]-[.D69]" office:value-type="float" office:value="1.41999999999999" calcext:value-type="float">
            <text:p>1,41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44" calcext:value-type="float">
            <text:p>78,44</text:p>
          </table:table-cell>
          <table:table-cell office:value-type="float" office:value="435043" calcext:value-type="float">
            <text:p>435043</text:p>
          </table:table-cell>
          <table:table-cell office:value-type="float" office:value="78.44" calcext:value-type="float">
            <text:p>78,44</text:p>
          </table:table-cell>
          <table:table-cell office:value-type="float" office:value="9.98" calcext:value-type="float">
            <text:p>9,98</text:p>
          </table:table-cell>
          <table:table-cell office:value-type="float" office:value="68.46" calcext:value-type="float">
            <text:p>68,46</text:p>
          </table:table-cell>
          <table:table-cell table:formula="of:=[.$D$2]-[.D70]"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06" calcext:value-type="float">
            <text:p>78,06</text:p>
          </table:table-cell>
          <table:table-cell office:value-type="float" office:value="435091" calcext:value-type="float">
            <text:p>435091</text:p>
          </table:table-cell>
          <table:table-cell office:value-type="float" office:value="78.06" calcext:value-type="float">
            <text:p>78,06</text:p>
          </table:table-cell>
          <table:table-cell office:value-type="float" office:value="8.66" calcext:value-type="float">
            <text:p>8,66</text:p>
          </table:table-cell>
          <table:table-cell office:value-type="float" office:value="69.4" calcext:value-type="float">
            <text:p>69,4</text:p>
          </table:table-cell>
          <table:table-cell table:formula="of:=[.$D$2]-[.D71]" office:value-type="float" office:value="1.50999999999999" calcext:value-type="float">
            <text:p>1,50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65" calcext:value-type="float">
            <text:p>78,65</text:p>
          </table:table-cell>
          <table:table-cell office:value-type="float" office:value="435139" calcext:value-type="float">
            <text:p>435139</text:p>
          </table:table-cell>
          <table:table-cell office:value-type="float" office:value="78.65" calcext:value-type="float">
            <text:p>78,65</text:p>
          </table:table-cell>
          <table:table-cell office:value-type="float" office:value="7.56" calcext:value-type="float">
            <text:p>7,56</text:p>
          </table:table-cell>
          <table:table-cell office:value-type="float" office:value="71.09" calcext:value-type="float">
            <text:p>71,09</text:p>
          </table:table-cell>
          <table:table-cell table:formula="of:=[.$D$2]-[.D72]" office:value-type="float" office:value="0.919999999999988" calcext:value-type="float">
            <text:p>0,9199999999999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7.96" calcext:value-type="float">
            <text:p>77,96</text:p>
          </table:table-cell>
          <table:table-cell office:value-type="float" office:value="435187" calcext:value-type="float">
            <text:p>435187</text:p>
          </table:table-cell>
          <table:table-cell office:value-type="float" office:value="77.96" calcext:value-type="float">
            <text:p>77,96</text:p>
          </table:table-cell>
          <table:table-cell office:value-type="float" office:value="6.34" calcext:value-type="float">
            <text:p>6,34</text:p>
          </table:table-cell>
          <table:table-cell office:value-type="float" office:value="71.62" calcext:value-type="float">
            <text:p>71,62</text:p>
          </table:table-cell>
          <table:table-cell table:formula="of:=[.$D$2]-[.D73]" office:value-type="float" office:value="1.61" calcext:value-type="float">
            <text:p>1,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78" calcext:value-type="float">
            <text:p>78,78</text:p>
          </table:table-cell>
          <table:table-cell office:value-type="float" office:value="435235" calcext:value-type="float">
            <text:p>435235</text:p>
          </table:table-cell>
          <table:table-cell office:value-type="float" office:value="78.78" calcext:value-type="float">
            <text:p>78,78</text:p>
          </table:table-cell>
          <table:table-cell office:value-type="float" office:value="7.97" calcext:value-type="float">
            <text:p>7,97</text:p>
          </table:table-cell>
          <table:table-cell office:value-type="float" office:value="70.81" calcext:value-type="float">
            <text:p>70,81</text:p>
          </table:table-cell>
          <table:table-cell table:formula="of:=[.$D$2]-[.D74]" office:value-type="float" office:value="0.789999999999992" calcext:value-type="float">
            <text:p>0,7899999999999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16" calcext:value-type="float">
            <text:p>78,16</text:p>
          </table:table-cell>
          <table:table-cell office:value-type="float" office:value="435283" calcext:value-type="float">
            <text:p>435283</text:p>
          </table:table-cell>
          <table:table-cell office:value-type="float" office:value="78.16" calcext:value-type="float">
            <text:p>78,16</text:p>
          </table:table-cell>
          <table:table-cell office:value-type="float" office:value="5.55" calcext:value-type="float">
            <text:p>5,55</text:p>
          </table:table-cell>
          <table:table-cell office:value-type="float" office:value="72.6" calcext:value-type="float">
            <text:p>72,6</text:p>
          </table:table-cell>
          <table:table-cell table:formula="of:=[.$D$2]-[.D75]" office:value-type="float" office:value="1.41" calcext:value-type="float">
            <text:p>1,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83" calcext:value-type="float">
            <text:p>78,83</text:p>
          </table:table-cell>
          <table:table-cell office:value-type="float" office:value="435331" calcext:value-type="float">
            <text:p>435331</text:p>
          </table:table-cell>
          <table:table-cell office:value-type="float" office:value="78.83" calcext:value-type="float">
            <text:p>78,83</text:p>
          </table:table-cell>
          <table:table-cell office:value-type="float" office:value="7.65" calcext:value-type="float">
            <text:p>7,65</text:p>
          </table:table-cell>
          <table:table-cell office:value-type="float" office:value="71.18" calcext:value-type="float">
            <text:p>71,18</text:p>
          </table:table-cell>
          <table:table-cell table:formula="of:=[.$D$2]-[.D76]" office:value-type="float" office:value="0.739999999999995" calcext:value-type="float">
            <text:p>0,7399999999999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47" calcext:value-type="float">
            <text:p>78,47</text:p>
          </table:table-cell>
          <table:table-cell office:value-type="float" office:value="435379" calcext:value-type="float">
            <text:p>435379</text:p>
          </table:table-cell>
          <table:table-cell office:value-type="float" office:value="78.47" calcext:value-type="float">
            <text:p>78,47</text:p>
          </table:table-cell>
          <table:table-cell office:value-type="float" office:value="6.91" calcext:value-type="float">
            <text:p>6,91</text:p>
          </table:table-cell>
          <table:table-cell office:value-type="float" office:value="71.56" calcext:value-type="float">
            <text:p>71,56</text:p>
          </table:table-cell>
          <table:table-cell table:formula="of:=[.$D$2]-[.D77]" office:value-type="float" office:value="1.09999999999999" calcext:value-type="float">
            <text:p>1,09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79" calcext:value-type="float">
            <text:p>78,79</text:p>
          </table:table-cell>
          <table:table-cell office:value-type="float" office:value="435427" calcext:value-type="float">
            <text:p>435427</text:p>
          </table:table-cell>
          <table:table-cell office:value-type="float" office:value="78.79" calcext:value-type="float">
            <text:p>78,79</text:p>
          </table:table-cell>
          <table:table-cell office:value-type="float" office:value="9.48" calcext:value-type="float">
            <text:p>9,48</text:p>
          </table:table-cell>
          <table:table-cell office:value-type="float" office:value="69.31" calcext:value-type="float">
            <text:p>69,31</text:p>
          </table:table-cell>
          <table:table-cell table:formula="of:=[.$D$2]-[.D78]" office:value-type="float" office:value="0.779999999999987" calcext:value-type="float">
            <text:p>0,7799999999999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66" calcext:value-type="float">
            <text:p>78,66</text:p>
          </table:table-cell>
          <table:table-cell office:value-type="float" office:value="435475" calcext:value-type="float">
            <text:p>435475</text:p>
          </table:table-cell>
          <table:table-cell office:value-type="float" office:value="78.66" calcext:value-type="float">
            <text:p>78,66</text:p>
          </table:table-cell>
          <table:table-cell office:value-type="float" office:value="9.63" calcext:value-type="float">
            <text:p>9,63</text:p>
          </table:table-cell>
          <table:table-cell office:value-type="float" office:value="69.03" calcext:value-type="float">
            <text:p>69,03</text:p>
          </table:table-cell>
          <table:table-cell table:formula="of:=[.$D$2]-[.D79]" office:value-type="float" office:value="0.909999999999997" calcext:value-type="float">
            <text:p>0,9099999999999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66" calcext:value-type="float">
            <text:p>78,66</text:p>
          </table:table-cell>
          <table:table-cell office:value-type="float" office:value="435523" calcext:value-type="float">
            <text:p>435523</text:p>
          </table:table-cell>
          <table:table-cell office:value-type="float" office:value="78.66" calcext:value-type="float">
            <text:p>78,66</text:p>
          </table:table-cell>
          <table:table-cell office:value-type="float" office:value="6.08" calcext:value-type="float">
            <text:p>6,08</text:p>
          </table:table-cell>
          <table:table-cell office:value-type="float" office:value="72.58" calcext:value-type="float">
            <text:p>72,58</text:p>
          </table:table-cell>
          <table:table-cell table:formula="of:=[.$D$2]-[.D80]" office:value-type="float" office:value="0.909999999999997" calcext:value-type="float">
            <text:p>0,9099999999999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81" calcext:value-type="float">
            <text:p>78,81</text:p>
          </table:table-cell>
          <table:table-cell office:value-type="float" office:value="435571" calcext:value-type="float">
            <text:p>435571</text:p>
          </table:table-cell>
          <table:table-cell office:value-type="float" office:value="78.81" calcext:value-type="float">
            <text:p>78,81</text:p>
          </table:table-cell>
          <table:table-cell office:value-type="float" office:value="7.34" calcext:value-type="float">
            <text:p>7,34</text:p>
          </table:table-cell>
          <table:table-cell office:value-type="float" office:value="71.47" calcext:value-type="float">
            <text:p>71,47</text:p>
          </table:table-cell>
          <table:table-cell table:formula="of:=[.$D$2]-[.D81]" office:value-type="float" office:value="0.759999999999991" calcext:value-type="float">
            <text:p>0,7599999999999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46" calcext:value-type="float">
            <text:p>78,46</text:p>
          </table:table-cell>
          <table:table-cell office:value-type="float" office:value="435619" calcext:value-type="float">
            <text:p>435619</text:p>
          </table:table-cell>
          <table:table-cell office:value-type="float" office:value="78.46" calcext:value-type="float">
            <text:p>78,46</text:p>
          </table:table-cell>
          <table:table-cell office:value-type="float" office:value="5.81" calcext:value-type="float">
            <text:p>5,81</text:p>
          </table:table-cell>
          <table:table-cell office:value-type="float" office:value="72.65" calcext:value-type="float">
            <text:p>72,65</text:p>
          </table:table-cell>
          <table:table-cell table:formula="of:=[.$D$2]-[.D82]"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83" calcext:value-type="float">
            <text:p>78,83</text:p>
          </table:table-cell>
          <table:table-cell office:value-type="float" office:value="435667" calcext:value-type="float">
            <text:p>435667</text:p>
          </table:table-cell>
          <table:table-cell office:value-type="float" office:value="78.83" calcext:value-type="float">
            <text:p>78,83</text:p>
          </table:table-cell>
          <table:table-cell office:value-type="float" office:value="7.83" calcext:value-type="float">
            <text:p>7,83</text:p>
          </table:table-cell>
          <table:table-cell office:value-type="float" office:value="71" calcext:value-type="float">
            <text:p>71</text:p>
          </table:table-cell>
          <table:table-cell table:formula="of:=[.$D$2]-[.D83]" office:value-type="float" office:value="0.739999999999995" calcext:value-type="float">
            <text:p>0,7399999999999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16" calcext:value-type="float">
            <text:p>78,16</text:p>
          </table:table-cell>
          <table:table-cell office:value-type="float" office:value="435715" calcext:value-type="float">
            <text:p>435715</text:p>
          </table:table-cell>
          <table:table-cell office:value-type="float" office:value="78.16" calcext:value-type="float">
            <text:p>78,16</text:p>
          </table:table-cell>
          <table:table-cell office:value-type="float" office:value="7.55" calcext:value-type="float">
            <text:p>7,55</text:p>
          </table:table-cell>
          <table:table-cell office:value-type="float" office:value="70.61" calcext:value-type="float">
            <text:p>70,61</text:p>
          </table:table-cell>
          <table:table-cell table:formula="of:=[.$D$2]-[.D84]" office:value-type="float" office:value="1.41" calcext:value-type="float">
            <text:p>1,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85" calcext:value-type="float">
            <text:p>78,85</text:p>
          </table:table-cell>
          <table:table-cell office:value-type="float" office:value="435763" calcext:value-type="float">
            <text:p>435763</text:p>
          </table:table-cell>
          <table:table-cell office:value-type="float" office:value="78.85" calcext:value-type="float">
            <text:p>78,85</text:p>
          </table:table-cell>
          <table:table-cell office:value-type="float" office:value="6.26" calcext:value-type="float">
            <text:p>6,26</text:p>
          </table:table-cell>
          <table:table-cell office:value-type="float" office:value="72.59" calcext:value-type="float">
            <text:p>72,59</text:p>
          </table:table-cell>
          <table:table-cell table:formula="of:=[.$D$2]-[.D85]" office:value-type="float" office:value="0.719999999999999" calcext:value-type="float">
            <text:p>0,719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1" calcext:value-type="float">
            <text:p>78,1</text:p>
          </table:table-cell>
          <table:table-cell office:value-type="float" office:value="435811" calcext:value-type="float">
            <text:p>435811</text:p>
          </table:table-cell>
          <table:table-cell office:value-type="float" office:value="78.1" calcext:value-type="float">
            <text:p>78,1</text:p>
          </table:table-cell>
          <table:table-cell office:value-type="float" office:value="5.65" calcext:value-type="float">
            <text:p>5,65</text:p>
          </table:table-cell>
          <table:table-cell office:value-type="float" office:value="72.45" calcext:value-type="float">
            <text:p>72,45</text:p>
          </table:table-cell>
          <table:table-cell table:formula="of:=[.$D$2]-[.D86]"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83" calcext:value-type="float">
            <text:p>78,83</text:p>
          </table:table-cell>
          <table:table-cell office:value-type="float" office:value="435859" calcext:value-type="float">
            <text:p>435859</text:p>
          </table:table-cell>
          <table:table-cell office:value-type="float" office:value="78.83" calcext:value-type="float">
            <text:p>78,83</text:p>
          </table:table-cell>
          <table:table-cell office:value-type="float" office:value="7.77" calcext:value-type="float">
            <text:p>7,77</text:p>
          </table:table-cell>
          <table:table-cell office:value-type="float" office:value="71.06" calcext:value-type="float">
            <text:p>71,06</text:p>
          </table:table-cell>
          <table:table-cell table:formula="of:=[.$D$2]-[.D87]" office:value-type="float" office:value="0.739999999999995" calcext:value-type="float">
            <text:p>0,7399999999999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34" calcext:value-type="float">
            <text:p>78,34</text:p>
          </table:table-cell>
          <table:table-cell office:value-type="float" office:value="435907" calcext:value-type="float">
            <text:p>435907</text:p>
          </table:table-cell>
          <table:table-cell office:value-type="float" office:value="78.34" calcext:value-type="float">
            <text:p>78,34</text:p>
          </table:table-cell>
          <table:table-cell office:value-type="float" office:value="11.02" calcext:value-type="float">
            <text:p>11,02</text:p>
          </table:table-cell>
          <table:table-cell office:value-type="float" office:value="67.31" calcext:value-type="float">
            <text:p>67,31</text:p>
          </table:table-cell>
          <table:table-cell table:formula="of:=[.$D$2]-[.D88]" office:value-type="float" office:value="1.22999999999999" calcext:value-type="float">
            <text:p>1,22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76" calcext:value-type="float">
            <text:p>78,76</text:p>
          </table:table-cell>
          <table:table-cell office:value-type="float" office:value="435955" calcext:value-type="float">
            <text:p>435955</text:p>
          </table:table-cell>
          <table:table-cell office:value-type="float" office:value="78.76" calcext:value-type="float">
            <text:p>78,76</text:p>
          </table:table-cell>
          <table:table-cell office:value-type="float" office:value="6.52" calcext:value-type="float">
            <text:p>6,52</text:p>
          </table:table-cell>
          <table:table-cell office:value-type="float" office:value="72.24" calcext:value-type="float">
            <text:p>72,24</text:p>
          </table:table-cell>
          <table:table-cell table:formula="of:=[.$D$2]-[.D89]" office:value-type="float" office:value="0.809999999999988" calcext:value-type="float">
            <text:p>0,8099999999999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52" calcext:value-type="float">
            <text:p>78,52</text:p>
          </table:table-cell>
          <table:table-cell office:value-type="float" office:value="436003" calcext:value-type="float">
            <text:p>436003</text:p>
          </table:table-cell>
          <table:table-cell office:value-type="float" office:value="78.52" calcext:value-type="float">
            <text:p>78,52</text:p>
          </table:table-cell>
          <table:table-cell office:value-type="float" office:value="7.87" calcext:value-type="float">
            <text:p>7,87</text:p>
          </table:table-cell>
          <table:table-cell office:value-type="float" office:value="70.65" calcext:value-type="float">
            <text:p>70,65</text:p>
          </table:table-cell>
          <table:table-cell table:formula="of:=[.$D$2]-[.D90]"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59" calcext:value-type="float">
            <text:p>78,59</text:p>
          </table:table-cell>
          <table:table-cell office:value-type="float" office:value="436051" calcext:value-type="float">
            <text:p>436051</text:p>
          </table:table-cell>
          <table:table-cell office:value-type="float" office:value="78.59" calcext:value-type="float">
            <text:p>78,59</text:p>
          </table:table-cell>
          <table:table-cell office:value-type="float" office:value="6.55" calcext:value-type="float">
            <text:p>6,55</text:p>
          </table:table-cell>
          <table:table-cell office:value-type="float" office:value="72.04" calcext:value-type="float">
            <text:p>72,04</text:p>
          </table:table-cell>
          <table:table-cell table:formula="of:=[.$D$2]-[.D91]" office:value-type="float" office:value="0.97999999999999" calcext:value-type="float">
            <text:p>0,97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64" calcext:value-type="float">
            <text:p>78,64</text:p>
          </table:table-cell>
          <table:table-cell office:value-type="float" office:value="436099" calcext:value-type="float">
            <text:p>436099</text:p>
          </table:table-cell>
          <table:table-cell office:value-type="float" office:value="78.64" calcext:value-type="float">
            <text:p>78,64</text:p>
          </table:table-cell>
          <table:table-cell office:value-type="float" office:value="7.37" calcext:value-type="float">
            <text:p>7,37</text:p>
          </table:table-cell>
          <table:table-cell office:value-type="float" office:value="71.27" calcext:value-type="float">
            <text:p>71,27</text:p>
          </table:table-cell>
          <table:table-cell table:formula="of:=[.$D$2]-[.D92]" office:value-type="float" office:value="0.929999999999993" calcext:value-type="float">
            <text:p>0,9299999999999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45" calcext:value-type="float">
            <text:p>78,45</text:p>
          </table:table-cell>
          <table:table-cell office:value-type="float" office:value="436147" calcext:value-type="float">
            <text:p>436147</text:p>
          </table:table-cell>
          <table:table-cell office:value-type="float" office:value="78.45" calcext:value-type="float">
            <text:p>78,45</text:p>
          </table:table-cell>
          <table:table-cell office:value-type="float" office:value="7.43" calcext:value-type="float">
            <text:p>7,43</text:p>
          </table:table-cell>
          <table:table-cell office:value-type="float" office:value="71.02" calcext:value-type="float">
            <text:p>71,02</text:p>
          </table:table-cell>
          <table:table-cell table:formula="of:=[.$D$2]-[.D93]" office:value-type="float" office:value="1.11999999999999" calcext:value-type="float">
            <text:p>1,11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78" calcext:value-type="float">
            <text:p>78,78</text:p>
          </table:table-cell>
          <table:table-cell office:value-type="float" office:value="436195" calcext:value-type="float">
            <text:p>436195</text:p>
          </table:table-cell>
          <table:table-cell office:value-type="float" office:value="78.78" calcext:value-type="float">
            <text:p>78,78</text:p>
          </table:table-cell>
          <table:table-cell office:value-type="float" office:value="7.26" calcext:value-type="float">
            <text:p>7,26</text:p>
          </table:table-cell>
          <table:table-cell office:value-type="float" office:value="71.52" calcext:value-type="float">
            <text:p>71,52</text:p>
          </table:table-cell>
          <table:table-cell table:formula="of:=[.$D$2]-[.D94]" office:value-type="float" office:value="0.789999999999992" calcext:value-type="float">
            <text:p>0,7899999999999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25" calcext:value-type="float">
            <text:p>78,25</text:p>
          </table:table-cell>
          <table:table-cell office:value-type="float" office:value="436243" calcext:value-type="float">
            <text:p>436243</text:p>
          </table:table-cell>
          <table:table-cell office:value-type="float" office:value="78.25" calcext:value-type="float">
            <text:p>78,25</text:p>
          </table:table-cell>
          <table:table-cell office:value-type="float" office:value="9.13" calcext:value-type="float">
            <text:p>9,13</text:p>
          </table:table-cell>
          <table:table-cell office:value-type="float" office:value="69.12" calcext:value-type="float">
            <text:p>69,12</text:p>
          </table:table-cell>
          <table:table-cell table:formula="of:=[.$D$2]-[.D95]" office:value-type="float" office:value="1.31999999999999" calcext:value-type="float">
            <text:p>1,31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89" calcext:value-type="float">
            <text:p>78,89</text:p>
          </table:table-cell>
          <table:table-cell office:value-type="float" office:value="436291" calcext:value-type="float">
            <text:p>436291</text:p>
          </table:table-cell>
          <table:table-cell office:value-type="float" office:value="78.89" calcext:value-type="float">
            <text:p>78,89</text:p>
          </table:table-cell>
          <table:table-cell office:value-type="float" office:value="7.44" calcext:value-type="float">
            <text:p>7,44</text:p>
          </table:table-cell>
          <table:table-cell office:value-type="float" office:value="71.44" calcext:value-type="float">
            <text:p>71,44</text:p>
          </table:table-cell>
          <table:table-cell table:formula="of:=[.$D$2]-[.D96]" office:value-type="float" office:value="0.679999999999993" calcext:value-type="float">
            <text:p>0,6799999999999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12" calcext:value-type="float">
            <text:p>78,12</text:p>
          </table:table-cell>
          <table:table-cell office:value-type="float" office:value="436339" calcext:value-type="float">
            <text:p>436339</text:p>
          </table:table-cell>
          <table:table-cell office:value-type="float" office:value="78.12" calcext:value-type="float">
            <text:p>78,12</text:p>
          </table:table-cell>
          <table:table-cell office:value-type="float" office:value="4.34" calcext:value-type="float">
            <text:p>4,34</text:p>
          </table:table-cell>
          <table:table-cell office:value-type="float" office:value="73.78" calcext:value-type="float">
            <text:p>73,78</text:p>
          </table:table-cell>
          <table:table-cell table:formula="of:=[.$D$2]-[.D97]" office:value-type="float" office:value="1.44999999999999" calcext:value-type="float">
            <text:p>1,44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05" calcext:value-type="float">
            <text:p>79,05</text:p>
          </table:table-cell>
          <table:table-cell office:value-type="float" office:value="436387" calcext:value-type="float">
            <text:p>436387</text:p>
          </table:table-cell>
          <table:table-cell office:value-type="float" office:value="79.05" calcext:value-type="float">
            <text:p>79,05</text:p>
          </table:table-cell>
          <table:table-cell office:value-type="float" office:value="6.84" calcext:value-type="float">
            <text:p>6,84</text:p>
          </table:table-cell>
          <table:table-cell office:value-type="float" office:value="72.21" calcext:value-type="float">
            <text:p>72,21</text:p>
          </table:table-cell>
          <table:table-cell table:formula="of:=[.$D$2]-[.D98]" office:value-type="float" office:value="0.519999999999996" calcext:value-type="float">
            <text:p>0,5199999999999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5" calcext:value-type="float">
            <text:p>78,5</text:p>
          </table:table-cell>
          <table:table-cell office:value-type="float" office:value="436435" calcext:value-type="float">
            <text:p>436435</text:p>
          </table:table-cell>
          <table:table-cell office:value-type="float" office:value="78.5" calcext:value-type="float">
            <text:p>78,5</text:p>
          </table:table-cell>
          <table:table-cell office:value-type="float" office:value="5.14" calcext:value-type="float">
            <text:p>5,14</text:p>
          </table:table-cell>
          <table:table-cell office:value-type="float" office:value="73.36" calcext:value-type="float">
            <text:p>73,36</text:p>
          </table:table-cell>
          <table:table-cell table:formula="of:=[.$D$2]-[.D99]" office:value-type="float" office:value="1.06999999999999" calcext:value-type="float">
            <text:p>1,06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08" calcext:value-type="float">
            <text:p>79,08</text:p>
          </table:table-cell>
          <table:table-cell office:value-type="float" office:value="436483" calcext:value-type="float">
            <text:p>436483</text:p>
          </table:table-cell>
          <table:table-cell office:value-type="float" office:value="79.08" calcext:value-type="float">
            <text:p>79,08</text:p>
          </table:table-cell>
          <table:table-cell office:value-type="float" office:value="8.56" calcext:value-type="float">
            <text:p>8,56</text:p>
          </table:table-cell>
          <table:table-cell office:value-type="float" office:value="70.52" calcext:value-type="float">
            <text:p>70,52</text:p>
          </table:table-cell>
          <table:table-cell table:formula="of:=[.$D$2]-[.D100]" office:value-type="float" office:value="0.489999999999995" calcext:value-type="float">
            <text:p>0,4899999999999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84" calcext:value-type="float">
            <text:p>78,84</text:p>
          </table:table-cell>
          <table:table-cell office:value-type="float" office:value="436531" calcext:value-type="float">
            <text:p>436531</text:p>
          </table:table-cell>
          <table:table-cell office:value-type="float" office:value="78.84" calcext:value-type="float">
            <text:p>78,84</text:p>
          </table:table-cell>
          <table:table-cell office:value-type="float" office:value="6.74" calcext:value-type="float">
            <text:p>6,74</text:p>
          </table:table-cell>
          <table:table-cell office:value-type="float" office:value="72.11" calcext:value-type="float">
            <text:p>72,11</text:p>
          </table:table-cell>
          <table:table-cell table:formula="of:=[.$D$2]-[.D101]" office:value-type="float" office:value="0.72999999999999" calcext:value-type="float">
            <text:p>0,72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11" calcext:value-type="float">
            <text:p>79,11</text:p>
          </table:table-cell>
          <table:table-cell office:value-type="float" office:value="436579" calcext:value-type="float">
            <text:p>436579</text:p>
          </table:table-cell>
          <table:table-cell office:value-type="float" office:value="79.11" calcext:value-type="float">
            <text:p>79,11</text:p>
          </table:table-cell>
          <table:table-cell office:value-type="float" office:value="6.81" calcext:value-type="float">
            <text:p>6,81</text:p>
          </table:table-cell>
          <table:table-cell office:value-type="float" office:value="72.3" calcext:value-type="float">
            <text:p>72,3</text:p>
          </table:table-cell>
          <table:table-cell table:formula="of:=[.$D$2]-[.D102]" office:value-type="float" office:value="0.459999999999994" calcext:value-type="float">
            <text:p>0,4599999999999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1" calcext:value-type="float">
            <text:p>79,1</text:p>
          </table:table-cell>
          <table:table-cell office:value-type="float" office:value="436627" calcext:value-type="float">
            <text:p>436627</text:p>
          </table:table-cell>
          <table:table-cell office:value-type="float" office:value="79.1" calcext:value-type="float">
            <text:p>79,1</text:p>
          </table:table-cell>
          <table:table-cell office:value-type="float" office:value="6.53" calcext:value-type="float">
            <text:p>6,53</text:p>
          </table:table-cell>
          <table:table-cell office:value-type="float" office:value="72.57" calcext:value-type="float">
            <text:p>72,57</text:p>
          </table:table-cell>
          <table:table-cell table:formula="of:=[.$D$2]-[.D103]" office:value-type="float" office:value="0.469999999999999" calcext:value-type="float">
            <text:p>0,469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04" calcext:value-type="float">
            <text:p>79,04</text:p>
          </table:table-cell>
          <table:table-cell office:value-type="float" office:value="436675" calcext:value-type="float">
            <text:p>436675</text:p>
          </table:table-cell>
          <table:table-cell office:value-type="float" office:value="79.04" calcext:value-type="float">
            <text:p>79,04</text:p>
          </table:table-cell>
          <table:table-cell office:value-type="float" office:value="6.69" calcext:value-type="float">
            <text:p>6,69</text:p>
          </table:table-cell>
          <table:table-cell office:value-type="float" office:value="72.35" calcext:value-type="float">
            <text:p>72,35</text:p>
          </table:table-cell>
          <table:table-cell table:formula="of:=[.$D$2]-[.D104]" office:value-type="float" office:value="0.529999999999987" calcext:value-type="float">
            <text:p>0,5299999999999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32" calcext:value-type="float">
            <text:p>79,32</text:p>
          </table:table-cell>
          <table:table-cell office:value-type="float" office:value="436723" calcext:value-type="float">
            <text:p>436723</text:p>
          </table:table-cell>
          <table:table-cell office:value-type="float" office:value="79.32" calcext:value-type="float">
            <text:p>79,32</text:p>
          </table:table-cell>
          <table:table-cell office:value-type="float" office:value="5.62" calcext:value-type="float">
            <text:p>5,62</text:p>
          </table:table-cell>
          <table:table-cell office:value-type="float" office:value="73.7" calcext:value-type="float">
            <text:p>73,7</text:p>
          </table:table-cell>
          <table:table-cell table:formula="of:=[.$D$2]-[.D105]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94" calcext:value-type="float">
            <text:p>78,94</text:p>
          </table:table-cell>
          <table:table-cell office:value-type="float" office:value="436771" calcext:value-type="float">
            <text:p>436771</text:p>
          </table:table-cell>
          <table:table-cell office:value-type="float" office:value="78.94" calcext:value-type="float">
            <text:p>78,94</text:p>
          </table:table-cell>
          <table:table-cell office:value-type="float" office:value="8.59" calcext:value-type="float">
            <text:p>8,59</text:p>
          </table:table-cell>
          <table:table-cell office:value-type="float" office:value="70.35" calcext:value-type="float">
            <text:p>70,35</text:p>
          </table:table-cell>
          <table:table-cell table:formula="of:=[.$D$2]-[.D106]" office:value-type="float" office:value="0.629999999999995" calcext:value-type="float">
            <text:p>0,6299999999999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45" calcext:value-type="float">
            <text:p>79,45</text:p>
          </table:table-cell>
          <table:table-cell office:value-type="float" office:value="436819" calcext:value-type="float">
            <text:p>436819</text:p>
          </table:table-cell>
          <table:table-cell office:value-type="float" office:value="79.45" calcext:value-type="float">
            <text:p>79,45</text:p>
          </table:table-cell>
          <table:table-cell office:value-type="float" office:value="9.3" calcext:value-type="float">
            <text:p>9,3</text:p>
          </table:table-cell>
          <table:table-cell office:value-type="float" office:value="70.15" calcext:value-type="float">
            <text:p>70,15</text:p>
          </table:table-cell>
          <table:table-cell table:formula="of:=[.$D$2]-[.D107]" office:value-type="float" office:value="0.11999999999999" calcext:value-type="float">
            <text:p>0,11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73" calcext:value-type="float">
            <text:p>78,73</text:p>
          </table:table-cell>
          <table:table-cell office:value-type="float" office:value="436867" calcext:value-type="float">
            <text:p>436867</text:p>
          </table:table-cell>
          <table:table-cell office:value-type="float" office:value="78.73" calcext:value-type="float">
            <text:p>78,73</text:p>
          </table:table-cell>
          <table:table-cell office:value-type="float" office:value="8.4" calcext:value-type="float">
            <text:p>8,4</text:p>
          </table:table-cell>
          <table:table-cell office:value-type="float" office:value="70.33" calcext:value-type="float">
            <text:p>70,33</text:p>
          </table:table-cell>
          <table:table-cell table:formula="of:=[.$D$2]-[.D108]" office:value-type="float" office:value="0.839999999999989" calcext:value-type="float">
            <text:p>0,8399999999999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56" calcext:value-type="float">
            <text:p>79,56</text:p>
          </table:table-cell>
          <table:table-cell office:value-type="float" office:value="436915" calcext:value-type="float">
            <text:p>436915</text:p>
          </table:table-cell>
          <table:table-cell office:value-type="float" office:value="79.56" calcext:value-type="float">
            <text:p>79,56</text:p>
          </table:table-cell>
          <table:table-cell office:value-type="float" office:value="7.53" calcext:value-type="float">
            <text:p>7,53</text:p>
          </table:table-cell>
          <table:table-cell office:value-type="float" office:value="72.02" calcext:value-type="float">
            <text:p>72,02</text:p>
          </table:table-cell>
          <table:table-cell table:formula="of:=[.$D$2]-[.D109]" office:value-type="float" office:value="0.00999999999999091" calcext:value-type="float">
            <text:p>0,0099999999999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92" calcext:value-type="float">
            <text:p>78,92</text:p>
          </table:table-cell>
          <table:table-cell office:value-type="float" office:value="436963" calcext:value-type="float">
            <text:p>436963</text:p>
          </table:table-cell>
          <table:table-cell office:value-type="float" office:value="78.92" calcext:value-type="float">
            <text:p>78,92</text:p>
          </table:table-cell>
          <table:table-cell office:value-type="float" office:value="6.55" calcext:value-type="float">
            <text:p>6,55</text:p>
          </table:table-cell>
          <table:table-cell office:value-type="float" office:value="72.38" calcext:value-type="float">
            <text:p>72,38</text:p>
          </table:table-cell>
          <table:table-cell table:formula="of:=[.$D$2]-[.D110]" office:value-type="float" office:value="0.649999999999992" calcext:value-type="float">
            <text:p>0,6499999999999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58" calcext:value-type="float">
            <text:p>79,58</text:p>
          </table:table-cell>
          <table:table-cell office:value-type="float" office:value="437011" calcext:value-type="float">
            <text:p>437011</text:p>
          </table:table-cell>
          <table:table-cell office:value-type="float" office:value="79.58" calcext:value-type="float">
            <text:p>79,58</text:p>
          </table:table-cell>
          <table:table-cell office:value-type="float" office:value="7.88" calcext:value-type="float">
            <text:p>7,88</text:p>
          </table:table-cell>
          <table:table-cell office:value-type="float" office:value="71.7" calcext:value-type="float">
            <text:p>71,7</text:p>
          </table:table-cell>
          <table:table-cell table:formula="of:=[.$D$2]-[.D111]" office:value-type="float" office:value="-0.0100000000000051" calcext:value-type="float">
            <text:p>-0,0100000000000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16" calcext:value-type="float">
            <text:p>79,16</text:p>
          </table:table-cell>
          <table:table-cell office:value-type="float" office:value="437059" calcext:value-type="float">
            <text:p>437059</text:p>
          </table:table-cell>
          <table:table-cell office:value-type="float" office:value="79.16" calcext:value-type="float">
            <text:p>79,16</text:p>
          </table:table-cell>
          <table:table-cell office:value-type="float" office:value="5.71" calcext:value-type="float">
            <text:p>5,71</text:p>
          </table:table-cell>
          <table:table-cell office:value-type="float" office:value="73.44" calcext:value-type="float">
            <text:p>73,44</text:p>
          </table:table-cell>
          <table:table-cell table:formula="of:=[.$D$2]-[.D112]" office:value-type="float" office:value="0.409999999999997" calcext:value-type="float">
            <text:p>0,4099999999999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5" calcext:value-type="float">
            <text:p>79,5</text:p>
          </table:table-cell>
          <table:table-cell office:value-type="float" office:value="437107" calcext:value-type="float">
            <text:p>437107</text:p>
          </table:table-cell>
          <table:table-cell office:value-type="float" office:value="79.5" calcext:value-type="float">
            <text:p>79,5</text:p>
          </table:table-cell>
          <table:table-cell office:value-type="float" office:value="8.82" calcext:value-type="float">
            <text:p>8,82</text:p>
          </table:table-cell>
          <table:table-cell office:value-type="float" office:value="70.68" calcext:value-type="float">
            <text:p>70,68</text:p>
          </table:table-cell>
          <table:table-cell table:formula="of:=[.$D$2]-[.D113]" office:value-type="float" office:value="0.0699999999999932" calcext:value-type="float">
            <text:p>0,0699999999999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34" calcext:value-type="float">
            <text:p>79,34</text:p>
          </table:table-cell>
          <table:table-cell office:value-type="float" office:value="437155" calcext:value-type="float">
            <text:p>437155</text:p>
          </table:table-cell>
          <table:table-cell office:value-type="float" office:value="79.34" calcext:value-type="float">
            <text:p>79,34</text:p>
          </table:table-cell>
          <table:table-cell office:value-type="float" office:value="7.38" calcext:value-type="float">
            <text:p>7,38</text:p>
          </table:table-cell>
          <table:table-cell office:value-type="float" office:value="71.96" calcext:value-type="float">
            <text:p>71,96</text:p>
          </table:table-cell>
          <table:table-cell table:formula="of:=[.$D$2]-[.D114]" office:value-type="float" office:value="0.22999999999999" calcext:value-type="float">
            <text:p>0,22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28" calcext:value-type="float">
            <text:p>79,28</text:p>
          </table:table-cell>
          <table:table-cell office:value-type="float" office:value="437203" calcext:value-type="float">
            <text:p>437203</text:p>
          </table:table-cell>
          <table:table-cell office:value-type="float" office:value="79.28" calcext:value-type="float">
            <text:p>79,28</text:p>
          </table:table-cell>
          <table:table-cell office:value-type="float" office:value="7.09" calcext:value-type="float">
            <text:p>7,09</text:p>
          </table:table-cell>
          <table:table-cell office:value-type="float" office:value="72.18" calcext:value-type="float">
            <text:p>72,18</text:p>
          </table:table-cell>
          <table:table-cell table:formula="of:=[.$D$2]-[.D115]" office:value-type="float" office:value="0.289999999999992" calcext:value-type="float">
            <text:p>0,2899999999999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3" calcext:value-type="float">
            <text:p>79,3</text:p>
          </table:table-cell>
          <table:table-cell office:value-type="float" office:value="437251" calcext:value-type="float">
            <text:p>437251</text:p>
          </table:table-cell>
          <table:table-cell office:value-type="float" office:value="79.3" calcext:value-type="float">
            <text:p>79,3</text:p>
          </table:table-cell>
          <table:table-cell office:value-type="float" office:value="5.72" calcext:value-type="float">
            <text:p>5,72</text:p>
          </table:table-cell>
          <table:table-cell office:value-type="float" office:value="73.59" calcext:value-type="float">
            <text:p>73,59</text:p>
          </table:table-cell>
          <table:table-cell table:formula="of:=[.$D$2]-[.D116]" office:value-type="float" office:value="0.269999999999996" calcext:value-type="float">
            <text:p>0,2699999999999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9" calcext:value-type="float">
            <text:p>78,9</text:p>
          </table:table-cell>
          <table:table-cell office:value-type="float" office:value="437299" calcext:value-type="float">
            <text:p>437299</text:p>
          </table:table-cell>
          <table:table-cell office:value-type="float" office:value="78.9" calcext:value-type="float">
            <text:p>78,9</text:p>
          </table:table-cell>
          <table:table-cell office:value-type="float" office:value="10.67" calcext:value-type="float">
            <text:p>10,67</text:p>
          </table:table-cell>
          <table:table-cell office:value-type="float" office:value="68.23" calcext:value-type="float">
            <text:p>68,23</text:p>
          </table:table-cell>
          <table:table-cell table:formula="of:=[.$D$2]-[.D117]" office:value-type="float" office:value="0.669999999999988" calcext:value-type="float">
            <text:p>0,6699999999999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2" calcext:value-type="float">
            <text:p>79,2</text:p>
          </table:table-cell>
          <table:table-cell office:value-type="float" office:value="437347" calcext:value-type="float">
            <text:p>437347</text:p>
          </table:table-cell>
          <table:table-cell office:value-type="float" office:value="79.2" calcext:value-type="float">
            <text:p>79,2</text:p>
          </table:table-cell>
          <table:table-cell office:value-type="float" office:value="7.93" calcext:value-type="float">
            <text:p>7,93</text:p>
          </table:table-cell>
          <table:table-cell office:value-type="float" office:value="71.27" calcext:value-type="float">
            <text:p>71,27</text:p>
          </table:table-cell>
          <table:table-cell table:formula="of:=[.$D$2]-[.D118]" office:value-type="float" office:value="0.36999999999999" calcext:value-type="float">
            <text:p>0,36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.48" calcext:value-type="float">
            <text:p>78,48</text:p>
          </table:table-cell>
          <table:table-cell office:value-type="float" office:value="437395" calcext:value-type="float">
            <text:p>437395</text:p>
          </table:table-cell>
          <table:table-cell office:value-type="float" office:value="78.48" calcext:value-type="float">
            <text:p>78,48</text:p>
          </table:table-cell>
          <table:table-cell office:value-type="float" office:value="7.2" calcext:value-type="float">
            <text:p>7,2</text:p>
          </table:table-cell>
          <table:table-cell office:value-type="float" office:value="71.28" calcext:value-type="float">
            <text:p>71,28</text:p>
          </table:table-cell>
          <table:table-cell table:formula="of:=[.$D$2]-[.D119]" office:value-type="float" office:value="1.08999999999999" calcext:value-type="float">
            <text:p>1,0899999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.04" calcext:value-type="float">
            <text:p>79,04</text:p>
          </table:table-cell>
          <table:table-cell office:value-type="float" office:value="437443" calcext:value-type="float">
            <text:p>437443</text:p>
          </table:table-cell>
          <table:table-cell office:value-type="float" office:value="79.04" calcext:value-type="float">
            <text:p>79,04</text:p>
          </table:table-cell>
          <table:table-cell office:value-type="float" office:value="5.49" calcext:value-type="float">
            <text:p>5,49</text:p>
          </table:table-cell>
          <table:table-cell office:value-type="float" office:value="73.56" calcext:value-type="float">
            <text:p>73,56</text:p>
          </table:table-cell>
          <table:table-cell table:formula="of:=[.$D$2]-[.D120]" office:value-type="float" office:value="0.529999999999987" calcext:value-type="float">
            <text:p>0,529999999999987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77.92" calcext:value-type="float">
            <text:p>77,92</text:p>
          </table:table-cell>
          <table:table-cell table:style-name="ce1" office:value-type="float" office:value="437491" calcext:value-type="float">
            <text:p>437491</text:p>
          </table:table-cell>
          <table:table-cell office:value-type="float" office:value="77.92" calcext:value-type="float">
            <text:p>77,92</text:p>
          </table:table-cell>
          <table:table-cell office:value-type="float" office:value="6.39" calcext:value-type="float">
            <text:p>6,39</text:p>
          </table:table-cell>
          <table:table-cell office:value-type="float" office:value="71.54" calcext:value-type="float">
            <text:p>71,54</text:p>
          </table:table-cell>
          <table:table-cell table:formula="of:=[.$D$2]-[.D121]" office:value-type="float" office:value="1.64999999999999" calcext:value-type="float">
            <text:p>1,64999999999999</text:p>
          </table:table-cell>
        </table:table-row>
        <table:table-row table:style-name="ro1">
          <table:table-cell table:number-columns-repeated="2" office:value-type="float" office:value="77.6" calcext:value-type="float">
            <text:p>77,6</text:p>
          </table:table-cell>
          <table:table-cell office:value-type="float" office:value="437539" calcext:value-type="float">
            <text:p>437539</text:p>
          </table:table-cell>
          <table:table-cell office:value-type="float" office:value="77.6" calcext:value-type="float">
            <text:p>77,6</text:p>
          </table:table-cell>
          <table:table-cell office:value-type="float" office:value="5.98" calcext:value-type="float">
            <text:p>5,98</text:p>
          </table:table-cell>
          <table:table-cell office:value-type="float" office:value="71.62" calcext:value-type="float">
            <text:p>71,62</text:p>
          </table:table-cell>
          <table:table-cell table:formula="of:=[.$D$2]-[.D122]" office:value-type="float" office:value="1.97" calcext:value-type="float">
            <text:p>1,97</text:p>
          </table:table-cell>
        </table:table-row>
        <table:table-row table:style-name="ro1">
          <table:table-cell table:number-columns-repeated="2" office:value-type="float" office:value="74.62" calcext:value-type="float">
            <text:p>74,62</text:p>
          </table:table-cell>
          <table:table-cell office:value-type="float" office:value="437587" calcext:value-type="float">
            <text:p>437587</text:p>
          </table:table-cell>
          <table:table-cell office:value-type="float" office:value="74.62" calcext:value-type="float">
            <text:p>74,62</text:p>
          </table:table-cell>
          <table:table-cell office:value-type="float" office:value="7.07" calcext:value-type="float">
            <text:p>7,07</text:p>
          </table:table-cell>
          <table:table-cell office:value-type="float" office:value="67.55" calcext:value-type="float">
            <text:p>67,55</text:p>
          </table:table-cell>
          <table:table-cell table:formula="of:=[.$D$2]-[.D123]" office:value-type="float" office:value="4.94999999999999" calcext:value-type="float">
            <text:p>4,94999999999999</text:p>
          </table:table-cell>
        </table:table-row>
        <table:table-row table:style-name="ro1">
          <table:table-cell table:number-columns-repeated="2" office:value-type="float" office:value="70.58" calcext:value-type="float">
            <text:p>70,58</text:p>
          </table:table-cell>
          <table:table-cell office:value-type="float" office:value="437635" calcext:value-type="float">
            <text:p>437635</text:p>
          </table:table-cell>
          <table:table-cell office:value-type="float" office:value="70.58" calcext:value-type="float">
            <text:p>70,58</text:p>
          </table:table-cell>
          <table:table-cell office:value-type="float" office:value="2.01" calcext:value-type="float">
            <text:p>2,01</text:p>
          </table:table-cell>
          <table:table-cell office:value-type="float" office:value="68.58" calcext:value-type="float">
            <text:p>68,58</text:p>
          </table:table-cell>
          <table:table-cell table:formula="of:=[.$D$2]-[.D124]" office:value-type="float" office:value="8.99" calcext:value-type="float">
            <text:p>8,99</text:p>
          </table:table-cell>
        </table:table-row>
        <table:table-row table:style-name="ro1">
          <table:table-cell table:number-columns-repeated="2" office:value-type="float" office:value="63.15" calcext:value-type="float">
            <text:p>63,15</text:p>
          </table:table-cell>
          <table:table-cell office:value-type="float" office:value="437683" calcext:value-type="float">
            <text:p>437683</text:p>
          </table:table-cell>
          <table:table-cell office:value-type="float" office:value="63.15" calcext:value-type="float">
            <text:p>63,15</text:p>
          </table:table-cell>
          <table:table-cell office:value-type="float" office:value="2.17" calcext:value-type="float">
            <text:p>2,17</text:p>
          </table:table-cell>
          <table:table-cell office:value-type="float" office:value="60.99" calcext:value-type="float">
            <text:p>60,99</text:p>
          </table:table-cell>
          <table:table-cell table:formula="of:=[.$D$2]-[.D125]" office:value-type="float" office:value="16.42" calcext:value-type="float">
            <text:p>16,42</text:p>
          </table:table-cell>
        </table:table-row>
        <table:table-row table:style-name="ro1">
          <table:table-cell table:number-columns-repeated="2" office:value-type="float" office:value="52.12" calcext:value-type="float">
            <text:p>52,12</text:p>
          </table:table-cell>
          <table:table-cell office:value-type="float" office:value="437731" calcext:value-type="float">
            <text:p>437731</text:p>
          </table:table-cell>
          <table:table-cell office:value-type="float" office:value="52.12" calcext:value-type="float">
            <text:p>52,12</text:p>
          </table:table-cell>
          <table:table-cell office:value-type="float" office:value="2.85" calcext:value-type="float">
            <text:p>2,85</text:p>
          </table:table-cell>
          <table:table-cell office:value-type="float" office:value="49.28" calcext:value-type="float">
            <text:p>49,28</text:p>
          </table:table-cell>
          <table:table-cell table:formula="of:=[.$D$2]-[.D126]" office:value-type="float" office:value="27.45" calcext:value-type="float">
            <text:p>27,45</text:p>
          </table:table-cell>
        </table:table-row>
        <table:table-row table:style-name="ro1">
          <table:table-cell table:number-columns-repeated="2" office:value-type="float" office:value="32.71" calcext:value-type="float">
            <text:p>32,71</text:p>
          </table:table-cell>
          <table:table-cell office:value-type="float" office:value="437779" calcext:value-type="float">
            <text:p>437779</text:p>
          </table:table-cell>
          <table:table-cell office:value-type="float" office:value="32.71" calcext:value-type="float">
            <text:p>32,71</text:p>
          </table:table-cell>
          <table:table-cell office:value-type="float" office:value="0.01" calcext:value-type="float">
            <text:p>0,01</text:p>
          </table:table-cell>
          <table:table-cell office:value-type="float" office:value="32.7" calcext:value-type="float">
            <text:p>32,7</text:p>
          </table:table-cell>
          <table:table-cell table:formula="of:=[.$D$2]-[.D127]" office:value-type="float" office:value="46.86" calcext:value-type="float">
            <text:p>46,86</text:p>
          </table:table-cell>
        </table:table-row>
        <table:table-row table:style-name="ro1">
          <table:table-cell table:number-columns-repeated="2" office:value-type="float" office:value="20.86" calcext:value-type="float">
            <text:p>20,86</text:p>
          </table:table-cell>
          <table:table-cell office:value-type="float" office:value="437827" calcext:value-type="float">
            <text:p>437827</text:p>
          </table:table-cell>
          <table:table-cell office:value-type="float" office:value="20.86" calcext:value-type="float">
            <text:p>20,86</text:p>
          </table:table-cell>
          <table:table-cell office:value-type="float" office:value="0" calcext:value-type="float">
            <text:p>0</text:p>
          </table:table-cell>
          <table:table-cell office:value-type="float" office:value="20.86" calcext:value-type="float">
            <text:p>20,86</text:p>
          </table:table-cell>
          <table:table-cell table:formula="of:=[.$D$2]-[.D128]" office:value-type="float" office:value="58.71" calcext:value-type="float">
            <text:p>58,71</text:p>
          </table:table-cell>
        </table:table-row>
        <table:table-row table:style-name="ro1">
          <table:table-cell table:number-columns-repeated="2" office:value-type="float" office:value="14.32" calcext:value-type="float">
            <text:p>14,32</text:p>
          </table:table-cell>
          <table:table-cell office:value-type="float" office:value="437875" calcext:value-type="float">
            <text:p>437875</text:p>
          </table:table-cell>
          <table:table-cell office:value-type="float" office:value="14.32" calcext:value-type="float">
            <text:p>14,32</text:p>
          </table:table-cell>
          <table:table-cell office:value-type="float" office:value="2.94" calcext:value-type="float">
            <text:p>2,94</text:p>
          </table:table-cell>
          <table:table-cell office:value-type="float" office:value="11.38" calcext:value-type="float">
            <text:p>11,38</text:p>
          </table:table-cell>
          <table:table-cell table:formula="of:=[.$D$2]-[.D129]" office:value-type="float" office:value="65.25" calcext:value-type="float">
            <text:p>65,25</text:p>
          </table:table-cell>
        </table:table-row>
        <table:table-row table:style-name="ro1">
          <table:table-cell table:number-columns-repeated="2" office:value-type="float" office:value="6.86" calcext:value-type="float">
            <text:p>6,86</text:p>
          </table:table-cell>
          <table:table-cell office:value-type="float" office:value="437923" calcext:value-type="float">
            <text:p>437923</text:p>
          </table:table-cell>
          <table:table-cell office:value-type="float" office:value="6.86" calcext:value-type="float">
            <text:p>6,86</text:p>
          </table:table-cell>
          <table:table-cell office:value-type="float" office:value="0.19" calcext:value-type="float">
            <text:p>0,19</text:p>
          </table:table-cell>
          <table:table-cell office:value-type="float" office:value="6.67" calcext:value-type="float">
            <text:p>6,67</text:p>
          </table:table-cell>
          <table:table-cell table:formula="of:=[.$D$2]-[.D130]" office:value-type="float" office:value="72.71" calcext:value-type="float">
            <text:p>72,71</text:p>
          </table:table-cell>
        </table:table-row>
        <table:table-row table:style-name="ro1">
          <table:table-cell table:number-columns-repeated="2" office:value-type="float" office:value="5.8" calcext:value-type="float">
            <text:p>5,8</text:p>
          </table:table-cell>
          <table:table-cell office:value-type="float" office:value="437971" calcext:value-type="float">
            <text:p>437971</text:p>
          </table:table-cell>
          <table:table-cell office:value-type="float" office:value="5.8" calcext:value-type="float">
            <text:p>5,8</text:p>
          </table:table-cell>
          <table:table-cell office:value-type="float" office:value="4.73" calcext:value-type="float">
            <text:p>4,73</text:p>
          </table:table-cell>
          <table:table-cell office:value-type="float" office:value="1.08" calcext:value-type="float">
            <text:p>1,08</text:p>
          </table:table-cell>
          <table:table-cell table:formula="of:=[.$D$2]-[.D131]" office:value-type="float" office:value="73.77" calcext:value-type="float">
            <text:p>73,77</text:p>
          </table:table-cell>
        </table:table-row>
        <table:table-row table:style-name="ro1">
          <table:table-cell table:number-columns-repeated="2" office:value-type="float" office:value="5.49" calcext:value-type="float">
            <text:p>5,49</text:p>
          </table:table-cell>
          <table:table-cell office:value-type="float" office:value="438019" calcext:value-type="float">
            <text:p>438019</text:p>
          </table:table-cell>
          <table:table-cell office:value-type="float" office:value="5.49" calcext:value-type="float">
            <text:p>5,49</text:p>
          </table:table-cell>
          <table:table-cell office:value-type="float" office:value="1.13" calcext:value-type="float">
            <text:p>1,13</text:p>
          </table:table-cell>
          <table:table-cell office:value-type="float" office:value="4.36" calcext:value-type="float">
            <text:p>4,36</text:p>
          </table:table-cell>
          <table:table-cell table:formula="of:=[.$D$2]-[.D132]" office:value-type="float" office:value="74.08" calcext:value-type="float">
            <text:p>74,08</text:p>
          </table:table-cell>
        </table:table-row>
        <table:table-row table:style-name="ro1">
          <table:table-cell table:number-columns-repeated="2" office:value-type="float" office:value="3.17" calcext:value-type="float">
            <text:p>3,17</text:p>
          </table:table-cell>
          <table:table-cell office:value-type="float" office:value="438067" calcext:value-type="float">
            <text:p>438067</text:p>
          </table:table-cell>
          <table:table-cell office:value-type="float" office:value="3.17" calcext:value-type="float">
            <text:p>3,17</text:p>
          </table:table-cell>
          <table:table-cell office:value-type="float" office:value="0.26" calcext:value-type="float">
            <text:p>0,26</text:p>
          </table:table-cell>
          <table:table-cell office:value-type="float" office:value="2.91" calcext:value-type="float">
            <text:p>2,91</text:p>
          </table:table-cell>
          <table:table-cell table:formula="of:=[.$D$2]-[.D133]" office:value-type="float" office:value="76.4" calcext:value-type="float">
            <text:p>76,4</text:p>
          </table:table-cell>
        </table:table-row>
        <table:table-row table:style-name="ro1">
          <table:table-cell table:number-columns-repeated="2" office:value-type="float" office:value="1.37" calcext:value-type="float">
            <text:p>1,37</text:p>
          </table:table-cell>
          <table:table-cell office:value-type="float" office:value="438115" calcext:value-type="float">
            <text:p>438115</text:p>
          </table:table-cell>
          <table:table-cell office:value-type="float" office:value="1.37" calcext:value-type="float">
            <text:p>1,37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,37</text:p>
          </table:table-cell>
          <table:table-cell table:formula="of:=[.$D$2]-[.D134]" office:value-type="float" office:value="78.2" calcext:value-type="float">
            <text:p>78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.00.0000</text:date>, <text:time style:data-style-name="N2" text:time-value="13:33:50.89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8T10:41:38.718000000</meta:creation-date>
    <dc:date>2019-11-29T13:45:22.596000000</dc:date>
    <meta:editing-duration>PT1H17M9S</meta:editing-duration>
    <meta:editing-cycles>14</meta:editing-cycles>
    <meta:generator>LibreOffice/6.3.1.2$Windows_X86_64 LibreOffice_project/b79626edf0065ac373bd1df5c28bd630b4424273</meta:generator>
    <meta:document-statistic meta:table-count="1" meta:cell-count="92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29cm" svg:height="14.583cm" xlink:href=".." xlink:type="simple" chart:class="chart:line" chart:style-name="ch1">
        <chart:legend chart:legend-position="end" svg:x="18.165cm" svg:y="6.494cm" style:legend-expansion="high" chart:style-name="ch2"/>
        <chart:plot-area chart:style-name="ch3" table:cell-range-address="Лист1.D4:Лист1.D134 Лист1.F4:Лист1.G134" svg:x="0.557cm" svg:y="0.5cm" svg:width="16.428cm" svg:height="12.791cm">
          <chartooo:coordinate-region svg:x="1.284cm" svg:y="0.699cm" svg:width="15.56cm" svg:height="12.3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D4:Лист1.D134" chart:class="chart:line">
            <chart:data-point chart:repeated="131"/>
          </chart:series>
          <chart:series chart:style-name="ch7" chart:values-cell-range-address="Лист1.F4:Лист1.F134" chart:class="chart:line">
            <chart:data-point chart:repeated="131"/>
          </chart:series>
          <chart:series chart:style-name="ch8" chart:values-cell-range-address="Лист1.G4:Лист1.G134" chart:class="chart:line">
            <chart:data-point chart:repeated="1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31">
                <text:p>14.31</text:p>
                <draw:g>
                  <svg:desc>Лист1.D4:Лист1.D134</svg:desc>
                </draw:g>
              </table:table-cell>
              <table:table-cell office:value-type="float" office:value="12.16">
                <text:p>12.16</text:p>
                <draw:g>
                  <svg:desc>Лист1.F4:Лист1.F134</svg:desc>
                </draw:g>
              </table:table-cell>
              <table:table-cell office:value-type="float" office:value="65.26">
                <text:p>65.26</text:p>
                <draw:g>
                  <svg:desc>Лист1.G4:Лист1.G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4">
                <text:p>1.34</text:p>
              </table:table-cell>
              <table:table-cell office:value-type="float" office:value="0.01">
                <text:p>0.01</text:p>
              </table:table-cell>
              <table:table-cell office:value-type="float" office:value="78.23">
                <text:p>78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9">
                <text:p>4.19</text:p>
              </table:table-cell>
              <table:table-cell office:value-type="float" office:value="1.76">
                <text:p>1.76</text:p>
              </table:table-cell>
              <table:table-cell office:value-type="float" office:value="75.38">
                <text:p>75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5">
                <text:p>3.35</text:p>
              </table:table-cell>
              <table:table-cell office:value-type="float" office:value="0.32">
                <text:p>0.32</text:p>
              </table:table-cell>
              <table:table-cell office:value-type="float" office:value="76.22">
                <text:p>76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6">
                <text:p>2.06</text:p>
              </table:table-cell>
              <table:table-cell office:value-type="float" office:value="1.2">
                <text:p>1.2</text:p>
              </table:table-cell>
              <table:table-cell office:value-type="float" office:value="77.51">
                <text:p>77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88">
                <text:p>10.88</text:p>
              </table:table-cell>
              <table:table-cell office:value-type="float" office:value="6.04">
                <text:p>6.04</text:p>
              </table:table-cell>
              <table:table-cell office:value-type="float" office:value="68.69">
                <text:p>68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42">
                <text:p>20.42</text:p>
              </table:table-cell>
              <table:table-cell office:value-type="float" office:value="13.68">
                <text:p>13.68</text:p>
              </table:table-cell>
              <table:table-cell office:value-type="float" office:value="59.15">
                <text:p>59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8.05">
                <text:p>18.05</text:p>
              </table:table-cell>
              <table:table-cell office:value-type="float" office:value="54.57">
                <text:p>54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72">
                <text:p>48.72</text:p>
              </table:table-cell>
              <table:table-cell office:value-type="float" office:value="43.53">
                <text:p>43.53</text:p>
              </table:table-cell>
              <table:table-cell office:value-type="float" office:value="30.85">
                <text:p>30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.56">
                <text:p>61.56</text:p>
              </table:table-cell>
              <table:table-cell office:value-type="float" office:value="54.34">
                <text:p>54.34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86">
                <text:p>68.86</text:p>
              </table:table-cell>
              <table:table-cell office:value-type="float" office:value="66.05">
                <text:p>66.05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.62">
                <text:p>74.62</text:p>
              </table:table-cell>
              <table:table-cell office:value-type="float" office:value="69.08">
                <text:p>69.08</text:p>
              </table:table-cell>
              <table:table-cell office:value-type="float" office:value="4.94999999999999">
                <text:p>4.949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.78">
                <text:p>76.78</text:p>
              </table:table-cell>
              <table:table-cell office:value-type="float" office:value="70.78">
                <text:p>70.78</text:p>
              </table:table-cell>
              <table:table-cell office:value-type="float" office:value="2.78999999999999">
                <text:p>2.789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.85">
                <text:p>78.85</text:p>
              </table:table-cell>
              <table:table-cell office:value-type="float" office:value="71.69">
                <text:p>71.69</text:p>
              </table:table-cell>
              <table:table-cell office:value-type="float" office:value="0.719999999999999">
                <text:p>0.7199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.88">
                <text:p>78.88</text:p>
              </table:table-cell>
              <table:table-cell office:value-type="float" office:value="73.01">
                <text:p>73.01</text:p>
              </table:table-cell>
              <table:table-cell office:value-type="float" office:value="0.689999999999998">
                <text:p>0.6899999999999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.41">
                <text:p>79.41</text:p>
              </table:table-cell>
              <table:table-cell office:value-type="float" office:value="70.46">
                <text:p>70.46</text:p>
              </table:table-cell>
              <table:table-cell office:value-type="float" office:value="0.159999999999997">
                <text:p>0.159999999999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.3">
                <text:p>79.3</text:p>
              </table:table-cell>
              <table:table-cell office:value-type="float" office:value="67.88">
                <text:p>67.88</text:p>
              </table:table-cell>
              <table:table-cell office:value-type="float" office:value="0.269999999999996">
                <text:p>0.269999999999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.39">
                <text:p>79.39</text:p>
              </table:table-cell>
              <table:table-cell office:value-type="float" office:value="71.26">
                <text:p>71.26</text:p>
              </table:table-cell>
              <table:table-cell office:value-type="float" office:value="0.179999999999993">
                <text:p>0.1799999999999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.45">
                <text:p>79.45</text:p>
              </table:table-cell>
              <table:table-cell office:value-type="float" office:value="70.57">
                <text:p>70.57</text:p>
              </table:table-cell>
              <table:table-cell office:value-type="float" office:value="0.11999999999999">
                <text:p>0.1199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.21">
                <text:p>79.21</text:p>
              </table:table-cell>
              <table:table-cell office:value-type="float" office:value="71.79">
                <text:p>71.79</text:p>
              </table:table-cell>
              <table:table-cell office:value-type="float" office:value="0.359999999999999">
                <text:p>0.3599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.57">
                <text:p>79.57</text:p>
              </table:table-cell>
              <table:table-cell office:value-type="float" office:value="71.78">
                <text:p>71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.96">
                <text:p>78.96</text:p>
              </table:table-cell>
              <table:table-cell office:value-type="float" office:value="69.28">
                <text:p>69.28</text:p>
              </table:table-cell>
              <table:table-cell office:value-type="float" office:value="0.609999999999999">
                <text:p>0.6099999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.51">
                <text:p>79.51</text:p>
              </table:table-cell>
              <table:table-cell office:value-type="float" office:value="70.23">
                <text:p>70.23</text:p>
              </table:table-cell>
              <table:table-cell office:value-type="float" office:value="0.0599999999999881">
                <text:p>0.05999999999998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.65">
                <text:p>78.65</text:p>
              </table:table-cell>
              <table:table-cell office:value-type="float" office:value="71.9">
                <text:p>71.9</text:p>
              </table:table-cell>
              <table:table-cell office:value-type="float" office:value="0.919999999999988">
                <text:p>0.9199999999999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.47">
                <text:p>79.47</text:p>
              </table:table-cell>
              <table:table-cell office:value-type="float" office:value="72.61">
                <text:p>72.61</text:p>
              </table:table-cell>
              <table:table-cell office:value-type="float" office:value="0.0999999999999943">
                <text:p>0.09999999999999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89">
                <text:p>78.89</text:p>
              </table:table-cell>
              <table:table-cell office:value-type="float" office:value="70.94">
                <text:p>70.94</text:p>
              </table:table-cell>
              <table:table-cell office:value-type="float" office:value="0.679999999999993">
                <text:p>0.6799999999999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.34">
                <text:p>79.34</text:p>
              </table:table-cell>
              <table:table-cell office:value-type="float" office:value="71.91">
                <text:p>71.91</text:p>
              </table:table-cell>
              <table:table-cell office:value-type="float" office:value="0.22999999999999">
                <text:p>0.229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.04">
                <text:p>79.04</text:p>
              </table:table-cell>
              <table:table-cell office:value-type="float" office:value="70.78">
                <text:p>70.78</text:p>
              </table:table-cell>
              <table:table-cell office:value-type="float" office:value="0.529999999999987">
                <text:p>0.529999999999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.22">
                <text:p>79.22</text:p>
              </table:table-cell>
              <table:table-cell office:value-type="float" office:value="73.68">
                <text:p>73.68</text:p>
              </table:table-cell>
              <table:table-cell office:value-type="float" office:value="0.349999999999994">
                <text:p>0.349999999999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2">
                <text:p>79.2</text:p>
              </table:table-cell>
              <table:table-cell office:value-type="float" office:value="72.46">
                <text:p>72.46</text:p>
              </table:table-cell>
              <table:table-cell office:value-type="float" office:value="0.36999999999999">
                <text:p>0.369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03">
                <text:p>79.03</text:p>
              </table:table-cell>
              <table:table-cell office:value-type="float" office:value="71.93">
                <text:p>71.93</text:p>
              </table:table-cell>
              <table:table-cell office:value-type="float" office:value="0.539999999999992">
                <text:p>0.5399999999999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.29">
                <text:p>79.29</text:p>
              </table:table-cell>
              <table:table-cell office:value-type="float" office:value="71.95">
                <text:p>71.95</text:p>
              </table:table-cell>
              <table:table-cell office:value-type="float" office:value="0.279999999999987">
                <text:p>0.2799999999999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.84">
                <text:p>78.84</text:p>
              </table:table-cell>
              <table:table-cell office:value-type="float" office:value="72.81">
                <text:p>72.81</text:p>
              </table:table-cell>
              <table:table-cell office:value-type="float" office:value="0.72999999999999">
                <text:p>0.7299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.34">
                <text:p>79.34</text:p>
              </table:table-cell>
              <table:table-cell office:value-type="float" office:value="71.55">
                <text:p>71.55</text:p>
              </table:table-cell>
              <table:table-cell office:value-type="float" office:value="0.22999999999999">
                <text:p>0.22999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.51">
                <text:p>78.51</text:p>
              </table:table-cell>
              <table:table-cell office:value-type="float" office:value="72.29">
                <text:p>72.29</text:p>
              </table:table-cell>
              <table:table-cell office:value-type="float" office:value="1.05999999999999">
                <text:p>1.05999999999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.26">
                <text:p>79.26</text:p>
              </table:table-cell>
              <table:table-cell office:value-type="float" office:value="71.13">
                <text:p>71.13</text:p>
              </table:table-cell>
              <table:table-cell office:value-type="float" office:value="0.309999999999988">
                <text:p>0.3099999999999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.6">
                <text:p>78.6</text:p>
              </table:table-cell>
              <table:table-cell office:value-type="float" office:value="70.63">
                <text:p>70.63</text:p>
              </table:table-cell>
              <table:table-cell office:value-type="float" office:value="0.969999999999999">
                <text:p>0.9699999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.16">
                <text:p>79.16</text:p>
              </table:table-cell>
              <table:table-cell office:value-type="float" office:value="70.42">
                <text:p>70.42</text:p>
              </table:table-cell>
              <table:table-cell office:value-type="float" office:value="0.409999999999997">
                <text:p>0.409999999999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.7">
                <text:p>78.7</text:p>
              </table:table-cell>
              <table:table-cell office:value-type="float" office:value="72">
                <text:p>72</text:p>
              </table:table-cell>
              <table:table-cell office:value-type="float" office:value="0.86999999999999">
                <text:p>0.869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.92">
                <text:p>78.92</text:p>
              </table:table-cell>
              <table:table-cell office:value-type="float" office:value="69.12">
                <text:p>69.12</text:p>
              </table:table-cell>
              <table:table-cell office:value-type="float" office:value="0.649999999999992">
                <text:p>0.6499999999999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.78">
                <text:p>78.78</text:p>
              </table:table-cell>
              <table:table-cell office:value-type="float" office:value="72.92">
                <text:p>72.92</text:p>
              </table:table-cell>
              <table:table-cell office:value-type="float" office:value="0.789999999999992">
                <text:p>0.7899999999999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8.71">
                <text:p>78.71</text:p>
              </table:table-cell>
              <table:table-cell office:value-type="float" office:value="68.99">
                <text:p>68.99</text:p>
              </table:table-cell>
              <table:table-cell office:value-type="float" office:value="0.859999999999999">
                <text:p>0.8599999999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.82">
                <text:p>78.82</text:p>
              </table:table-cell>
              <table:table-cell office:value-type="float" office:value="70.96">
                <text:p>70.9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.44">
                <text:p>78.44</text:p>
              </table:table-cell>
              <table:table-cell office:value-type="float" office:value="69.78">
                <text:p>69.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8.86">
                <text:p>78.86</text:p>
              </table:table-cell>
              <table:table-cell office:value-type="float" office:value="73.04">
                <text:p>73.04</text:p>
              </table:table-cell>
              <table:table-cell office:value-type="float" office:value="0.709999999999994">
                <text:p>0.7099999999999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8.16">
                <text:p>78.16</text:p>
              </table:table-cell>
              <table:table-cell office:value-type="float" office:value="70.43">
                <text:p>70.43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.77">
                <text:p>78.77</text:p>
              </table:table-cell>
              <table:table-cell office:value-type="float" office:value="69.84">
                <text:p>69.84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.95">
                <text:p>77.95</text:p>
              </table:table-cell>
              <table:table-cell office:value-type="float" office:value="73.04">
                <text:p>73.04</text:p>
              </table:table-cell>
              <table:table-cell office:value-type="float" office:value="1.61999999999999">
                <text:p>1.619999999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8.62">
                <text:p>78.62</text:p>
              </table:table-cell>
              <table:table-cell office:value-type="float" office:value="68.92">
                <text:p>68.92</text:p>
              </table:table-cell>
              <table:table-cell office:value-type="float" office:value="0.949999999999989">
                <text:p>0.9499999999999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.09">
                <text:p>78.09</text:p>
              </table:table-cell>
              <table:table-cell office:value-type="float" office:value="67.23">
                <text:p>67.23</text:p>
              </table:table-cell>
              <table:table-cell office:value-type="float" office:value="1.47999999999999">
                <text:p>1.4799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.41">
                <text:p>78.41</text:p>
              </table:table-cell>
              <table:table-cell office:value-type="float" office:value="68.88">
                <text:p>68.8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8.08">
                <text:p>78.08</text:p>
              </table:table-cell>
              <table:table-cell office:value-type="float" office:value="67.16">
                <text:p>67.16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.05">
                <text:p>78.05</text:p>
              </table:table-cell>
              <table:table-cell office:value-type="float" office:value="69.81">
                <text:p>69.8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">
                <text:p>78</text:p>
              </table:table-cell>
              <table:table-cell office:value-type="float" office:value="69.12">
                <text:p>69.12</text:p>
              </table:table-cell>
              <table:table-cell office:value-type="float" office:value="1.56999999999999">
                <text:p>1.5699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.7">
                <text:p>77.7</text:p>
              </table:table-cell>
              <table:table-cell office:value-type="float" office:value="69.78">
                <text:p>69.78</text:p>
              </table:table-cell>
              <table:table-cell office:value-type="float" office:value="1.86999999999999">
                <text:p>1.8699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.02">
                <text:p>78.02</text:p>
              </table:table-cell>
              <table:table-cell office:value-type="float" office:value="71.79">
                <text:p>71.79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.5">
                <text:p>77.5</text:p>
              </table:table-cell>
              <table:table-cell office:value-type="float" office:value="68.86">
                <text:p>68.86</text:p>
              </table:table-cell>
              <table:table-cell office:value-type="float" office:value="2.06999999999999">
                <text:p>2.0699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.15">
                <text:p>78.15</text:p>
              </table:table-cell>
              <table:table-cell office:value-type="float" office:value="71.82">
                <text:p>71.82</text:p>
              </table:table-cell>
              <table:table-cell office:value-type="float" office:value="1.41999999999999">
                <text:p>1.4199999999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.36">
                <text:p>77.36</text:p>
              </table:table-cell>
              <table:table-cell office:value-type="float" office:value="71.23">
                <text:p>71.23</text:p>
              </table:table-cell>
              <table:table-cell office:value-type="float" office:value="2.20999999999999">
                <text:p>2.2099999999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.26">
                <text:p>78.26</text:p>
              </table:table-cell>
              <table:table-cell office:value-type="float" office:value="69.08">
                <text:p>69.08</text:p>
              </table:table-cell>
              <table:table-cell office:value-type="float" office:value="1.30999999999999">
                <text:p>1.309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.78">
                <text:p>77.78</text:p>
              </table:table-cell>
              <table:table-cell office:value-type="float" office:value="71.1">
                <text:p>71.1</text:p>
              </table:table-cell>
              <table:table-cell office:value-type="float" office:value="1.78999999999999">
                <text:p>1.7899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.36">
                <text:p>78.36</text:p>
              </table:table-cell>
              <table:table-cell office:value-type="float" office:value="72.4">
                <text:p>72.4</text:p>
              </table:table-cell>
              <table:table-cell office:value-type="float" office:value="1.20999999999999">
                <text:p>1.20999999999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.07">
                <text:p>78.07</text:p>
              </table:table-cell>
              <table:table-cell office:value-type="float" office:value="68.24">
                <text:p>68.2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.25">
                <text:p>78.25</text:p>
              </table:table-cell>
              <table:table-cell office:value-type="float" office:value="68.84">
                <text:p>68.84</text:p>
              </table:table-cell>
              <table:table-cell office:value-type="float" office:value="1.31999999999999">
                <text:p>1.319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.22">
                <text:p>78.22</text:p>
              </table:table-cell>
              <table:table-cell office:value-type="float" office:value="68.92">
                <text:p>68.92</text:p>
              </table:table-cell>
              <table:table-cell office:value-type="float" office:value="1.34999999999999">
                <text:p>1.349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.15">
                <text:p>78.15</text:p>
              </table:table-cell>
              <table:table-cell office:value-type="float" office:value="70.87">
                <text:p>70.87</text:p>
              </table:table-cell>
              <table:table-cell office:value-type="float" office:value="1.41999999999999">
                <text:p>1.4199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.44">
                <text:p>78.44</text:p>
              </table:table-cell>
              <table:table-cell office:value-type="float" office:value="68.46">
                <text:p>68.4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.06">
                <text:p>78.06</text:p>
              </table:table-cell>
              <table:table-cell office:value-type="float" office:value="69.4">
                <text:p>69.4</text:p>
              </table:table-cell>
              <table:table-cell office:value-type="float" office:value="1.50999999999999">
                <text:p>1.5099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.65">
                <text:p>78.65</text:p>
              </table:table-cell>
              <table:table-cell office:value-type="float" office:value="71.09">
                <text:p>71.09</text:p>
              </table:table-cell>
              <table:table-cell office:value-type="float" office:value="0.919999999999988">
                <text:p>0.9199999999999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.96">
                <text:p>77.96</text:p>
              </table:table-cell>
              <table:table-cell office:value-type="float" office:value="71.62">
                <text:p>71.62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.78">
                <text:p>78.78</text:p>
              </table:table-cell>
              <table:table-cell office:value-type="float" office:value="70.81">
                <text:p>70.81</text:p>
              </table:table-cell>
              <table:table-cell office:value-type="float" office:value="0.789999999999992">
                <text:p>0.7899999999999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.16">
                <text:p>78.16</text:p>
              </table:table-cell>
              <table:table-cell office:value-type="float" office:value="72.6">
                <text:p>72.6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.83">
                <text:p>78.83</text:p>
              </table:table-cell>
              <table:table-cell office:value-type="float" office:value="71.18">
                <text:p>71.18</text:p>
              </table:table-cell>
              <table:table-cell office:value-type="float" office:value="0.739999999999995">
                <text:p>0.7399999999999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.47">
                <text:p>78.47</text:p>
              </table:table-cell>
              <table:table-cell office:value-type="float" office:value="71.56">
                <text:p>71.56</text:p>
              </table:table-cell>
              <table:table-cell office:value-type="float" office:value="1.09999999999999">
                <text:p>1.09999999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.79">
                <text:p>78.79</text:p>
              </table:table-cell>
              <table:table-cell office:value-type="float" office:value="69.31">
                <text:p>69.31</text:p>
              </table:table-cell>
              <table:table-cell office:value-type="float" office:value="0.779999999999987">
                <text:p>0.7799999999999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.66">
                <text:p>78.66</text:p>
              </table:table-cell>
              <table:table-cell office:value-type="float" office:value="69.03">
                <text:p>69.03</text:p>
              </table:table-cell>
              <table:table-cell office:value-type="float" office:value="0.909999999999997">
                <text:p>0.9099999999999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.66">
                <text:p>78.66</text:p>
              </table:table-cell>
              <table:table-cell office:value-type="float" office:value="72.58">
                <text:p>72.58</text:p>
              </table:table-cell>
              <table:table-cell office:value-type="float" office:value="0.909999999999997">
                <text:p>0.9099999999999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.81">
                <text:p>78.81</text:p>
              </table:table-cell>
              <table:table-cell office:value-type="float" office:value="71.47">
                <text:p>71.47</text:p>
              </table:table-cell>
              <table:table-cell office:value-type="float" office:value="0.759999999999991">
                <text:p>0.7599999999999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46">
                <text:p>78.46</text:p>
              </table:table-cell>
              <table:table-cell office:value-type="float" office:value="72.65">
                <text:p>72.6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.83">
                <text:p>78.83</text:p>
              </table:table-cell>
              <table:table-cell office:value-type="float" office:value="71">
                <text:p>71</text:p>
              </table:table-cell>
              <table:table-cell office:value-type="float" office:value="0.739999999999995">
                <text:p>0.7399999999999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.16">
                <text:p>78.16</text:p>
              </table:table-cell>
              <table:table-cell office:value-type="float" office:value="70.61">
                <text:p>70.6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.85">
                <text:p>78.85</text:p>
              </table:table-cell>
              <table:table-cell office:value-type="float" office:value="72.59">
                <text:p>72.59</text:p>
              </table:table-cell>
              <table:table-cell office:value-type="float" office:value="0.719999999999999">
                <text:p>0.71999999999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.1">
                <text:p>78.1</text:p>
              </table:table-cell>
              <table:table-cell office:value-type="float" office:value="72.45">
                <text:p>72.4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.83">
                <text:p>78.83</text:p>
              </table:table-cell>
              <table:table-cell office:value-type="float" office:value="71.06">
                <text:p>71.06</text:p>
              </table:table-cell>
              <table:table-cell office:value-type="float" office:value="0.739999999999995">
                <text:p>0.7399999999999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.34">
                <text:p>78.34</text:p>
              </table:table-cell>
              <table:table-cell office:value-type="float" office:value="67.31">
                <text:p>67.31</text:p>
              </table:table-cell>
              <table:table-cell office:value-type="float" office:value="1.22999999999999">
                <text:p>1.22999999999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76">
                <text:p>78.76</text:p>
              </table:table-cell>
              <table:table-cell office:value-type="float" office:value="72.24">
                <text:p>72.24</text:p>
              </table:table-cell>
              <table:table-cell office:value-type="float" office:value="0.809999999999988">
                <text:p>0.8099999999999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.52">
                <text:p>78.52</text:p>
              </table:table-cell>
              <table:table-cell office:value-type="float" office:value="70.65">
                <text:p>70.6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59">
                <text:p>78.59</text:p>
              </table:table-cell>
              <table:table-cell office:value-type="float" office:value="72.04">
                <text:p>72.04</text:p>
              </table:table-cell>
              <table:table-cell office:value-type="float" office:value="0.97999999999999">
                <text:p>0.979999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.64">
                <text:p>78.64</text:p>
              </table:table-cell>
              <table:table-cell office:value-type="float" office:value="71.27">
                <text:p>71.27</text:p>
              </table:table-cell>
              <table:table-cell office:value-type="float" office:value="0.929999999999993">
                <text:p>0.9299999999999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.45">
                <text:p>78.45</text:p>
              </table:table-cell>
              <table:table-cell office:value-type="float" office:value="71.02">
                <text:p>71.02</text:p>
              </table:table-cell>
              <table:table-cell office:value-type="float" office:value="1.11999999999999">
                <text:p>1.1199999999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.78">
                <text:p>78.78</text:p>
              </table:table-cell>
              <table:table-cell office:value-type="float" office:value="71.52">
                <text:p>71.52</text:p>
              </table:table-cell>
              <table:table-cell office:value-type="float" office:value="0.789999999999992">
                <text:p>0.7899999999999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.25">
                <text:p>78.25</text:p>
              </table:table-cell>
              <table:table-cell office:value-type="float" office:value="69.12">
                <text:p>69.12</text:p>
              </table:table-cell>
              <table:table-cell office:value-type="float" office:value="1.31999999999999">
                <text:p>1.3199999999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.89">
                <text:p>78.89</text:p>
              </table:table-cell>
              <table:table-cell office:value-type="float" office:value="71.44">
                <text:p>71.44</text:p>
              </table:table-cell>
              <table:table-cell office:value-type="float" office:value="0.679999999999993">
                <text:p>0.6799999999999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.12">
                <text:p>78.12</text:p>
              </table:table-cell>
              <table:table-cell office:value-type="float" office:value="73.78">
                <text:p>73.78</text:p>
              </table:table-cell>
              <table:table-cell office:value-type="float" office:value="1.44999999999999">
                <text:p>1.4499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9.05">
                <text:p>79.05</text:p>
              </table:table-cell>
              <table:table-cell office:value-type="float" office:value="72.21">
                <text:p>72.21</text:p>
              </table:table-cell>
              <table:table-cell office:value-type="float" office:value="0.519999999999996">
                <text:p>0.5199999999999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.5">
                <text:p>78.5</text:p>
              </table:table-cell>
              <table:table-cell office:value-type="float" office:value="73.36">
                <text:p>73.36</text:p>
              </table:table-cell>
              <table:table-cell office:value-type="float" office:value="1.06999999999999">
                <text:p>1.069999999999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.08">
                <text:p>79.08</text:p>
              </table:table-cell>
              <table:table-cell office:value-type="float" office:value="70.52">
                <text:p>70.52</text:p>
              </table:table-cell>
              <table:table-cell office:value-type="float" office:value="0.489999999999995">
                <text:p>0.4899999999999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.84">
                <text:p>78.84</text:p>
              </table:table-cell>
              <table:table-cell office:value-type="float" office:value="72.11">
                <text:p>72.11</text:p>
              </table:table-cell>
              <table:table-cell office:value-type="float" office:value="0.72999999999999">
                <text:p>0.729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.11">
                <text:p>79.11</text:p>
              </table:table-cell>
              <table:table-cell office:value-type="float" office:value="72.3">
                <text:p>72.3</text:p>
              </table:table-cell>
              <table:table-cell office:value-type="float" office:value="0.459999999999994">
                <text:p>0.4599999999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.1">
                <text:p>79.1</text:p>
              </table:table-cell>
              <table:table-cell office:value-type="float" office:value="72.57">
                <text:p>72.57</text:p>
              </table:table-cell>
              <table:table-cell office:value-type="float" office:value="0.469999999999999">
                <text:p>0.4699999999999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9.04">
                <text:p>79.04</text:p>
              </table:table-cell>
              <table:table-cell office:value-type="float" office:value="72.35">
                <text:p>72.35</text:p>
              </table:table-cell>
              <table:table-cell office:value-type="float" office:value="0.529999999999987">
                <text:p>0.5299999999999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9.32">
                <text:p>79.32</text:p>
              </table:table-cell>
              <table:table-cell office:value-type="float" office:value="73.7">
                <text:p>73.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8.94">
                <text:p>78.94</text:p>
              </table:table-cell>
              <table:table-cell office:value-type="float" office:value="70.35">
                <text:p>70.35</text:p>
              </table:table-cell>
              <table:table-cell office:value-type="float" office:value="0.629999999999995">
                <text:p>0.6299999999999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9.45">
                <text:p>79.45</text:p>
              </table:table-cell>
              <table:table-cell office:value-type="float" office:value="70.15">
                <text:p>70.15</text:p>
              </table:table-cell>
              <table:table-cell office:value-type="float" office:value="0.11999999999999">
                <text:p>0.119999999999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8.73">
                <text:p>78.73</text:p>
              </table:table-cell>
              <table:table-cell office:value-type="float" office:value="70.33">
                <text:p>70.33</text:p>
              </table:table-cell>
              <table:table-cell office:value-type="float" office:value="0.839999999999989">
                <text:p>0.8399999999999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.56">
                <text:p>79.56</text:p>
              </table:table-cell>
              <table:table-cell office:value-type="float" office:value="72.02">
                <text:p>72.02</text:p>
              </table:table-cell>
              <table:table-cell office:value-type="float" office:value="0.00999999999999091">
                <text:p>0.009999999999990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8.92">
                <text:p>78.92</text:p>
              </table:table-cell>
              <table:table-cell office:value-type="float" office:value="72.38">
                <text:p>72.38</text:p>
              </table:table-cell>
              <table:table-cell office:value-type="float" office:value="0.649999999999992">
                <text:p>0.6499999999999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9.58">
                <text:p>79.58</text:p>
              </table:table-cell>
              <table:table-cell office:value-type="float" office:value="71.7">
                <text:p>71.7</text:p>
              </table:table-cell>
              <table:table-cell office:value-type="float" office:value="-0.0100000000000051">
                <text:p>-0.01000000000000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9.16">
                <text:p>79.16</text:p>
              </table:table-cell>
              <table:table-cell office:value-type="float" office:value="73.44">
                <text:p>73.44</text:p>
              </table:table-cell>
              <table:table-cell office:value-type="float" office:value="0.409999999999997">
                <text:p>0.4099999999999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.5">
                <text:p>79.5</text:p>
              </table:table-cell>
              <table:table-cell office:value-type="float" office:value="70.68">
                <text:p>70.68</text:p>
              </table:table-cell>
              <table:table-cell office:value-type="float" office:value="0.0699999999999932">
                <text:p>0.06999999999999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.34">
                <text:p>79.34</text:p>
              </table:table-cell>
              <table:table-cell office:value-type="float" office:value="71.96">
                <text:p>71.96</text:p>
              </table:table-cell>
              <table:table-cell office:value-type="float" office:value="0.22999999999999">
                <text:p>0.229999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9.28">
                <text:p>79.28</text:p>
              </table:table-cell>
              <table:table-cell office:value-type="float" office:value="72.18">
                <text:p>72.18</text:p>
              </table:table-cell>
              <table:table-cell office:value-type="float" office:value="0.289999999999992">
                <text:p>0.2899999999999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9.3">
                <text:p>79.3</text:p>
              </table:table-cell>
              <table:table-cell office:value-type="float" office:value="73.59">
                <text:p>73.59</text:p>
              </table:table-cell>
              <table:table-cell office:value-type="float" office:value="0.269999999999996">
                <text:p>0.2699999999999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.9">
                <text:p>78.9</text:p>
              </table:table-cell>
              <table:table-cell office:value-type="float" office:value="68.23">
                <text:p>68.23</text:p>
              </table:table-cell>
              <table:table-cell office:value-type="float" office:value="0.669999999999988">
                <text:p>0.6699999999999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9.2">
                <text:p>79.2</text:p>
              </table:table-cell>
              <table:table-cell office:value-type="float" office:value="71.27">
                <text:p>71.27</text:p>
              </table:table-cell>
              <table:table-cell office:value-type="float" office:value="0.36999999999999">
                <text:p>0.369999999999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8.48">
                <text:p>78.48</text:p>
              </table:table-cell>
              <table:table-cell office:value-type="float" office:value="71.28">
                <text:p>71.28</text:p>
              </table:table-cell>
              <table:table-cell office:value-type="float" office:value="1.08999999999999">
                <text:p>1.089999999999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9.04">
                <text:p>79.04</text:p>
              </table:table-cell>
              <table:table-cell office:value-type="float" office:value="73.56">
                <text:p>73.56</text:p>
              </table:table-cell>
              <table:table-cell office:value-type="float" office:value="0.529999999999987">
                <text:p>0.5299999999999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7.92">
                <text:p>77.92</text:p>
              </table:table-cell>
              <table:table-cell office:value-type="float" office:value="71.54">
                <text:p>71.54</text:p>
              </table:table-cell>
              <table:table-cell office:value-type="float" office:value="1.64999999999999">
                <text:p>1.649999999999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7.6">
                <text:p>77.6</text:p>
              </table:table-cell>
              <table:table-cell office:value-type="float" office:value="71.62">
                <text:p>71.62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4.62">
                <text:p>74.62</text:p>
              </table:table-cell>
              <table:table-cell office:value-type="float" office:value="67.55">
                <text:p>67.55</text:p>
              </table:table-cell>
              <table:table-cell office:value-type="float" office:value="4.94999999999999">
                <text:p>4.949999999999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.58">
                <text:p>70.58</text:p>
              </table:table-cell>
              <table:table-cell office:value-type="float" office:value="68.58">
                <text:p>68.58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.15">
                <text:p>63.15</text:p>
              </table:table-cell>
              <table:table-cell office:value-type="float" office:value="60.99">
                <text:p>60.99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.12">
                <text:p>52.12</text:p>
              </table:table-cell>
              <table:table-cell office:value-type="float" office:value="49.28">
                <text:p>49.2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.71">
                <text:p>32.71</text:p>
              </table:table-cell>
              <table:table-cell office:value-type="float" office:value="32.7">
                <text:p>32.7</text:p>
              </table:table-cell>
              <table:table-cell office:value-type="float" office:value="46.86">
                <text:p>46.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.86">
                <text:p>20.86</text:p>
              </table:table-cell>
              <table:table-cell office:value-type="float" office:value="20.86">
                <text:p>20.86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32">
                <text:p>14.32</text:p>
              </table:table-cell>
              <table:table-cell office:value-type="float" office:value="11.38">
                <text:p>11.38</text:p>
              </table:table-cell>
              <table:table-cell office:value-type="float" office:value="65.25">
                <text:p>65.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86">
                <text:p>6.86</text:p>
              </table:table-cell>
              <table:table-cell office:value-type="float" office:value="6.67">
                <text:p>6.67</text:p>
              </table:table-cell>
              <table:table-cell office:value-type="float" office:value="72.71">
                <text:p>72.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8">
                <text:p>5.8</text:p>
              </table:table-cell>
              <table:table-cell office:value-type="float" office:value="1.08">
                <text:p>1.08</text:p>
              </table:table-cell>
              <table:table-cell office:value-type="float" office:value="73.77">
                <text:p>73.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49">
                <text:p>5.49</text:p>
              </table:table-cell>
              <table:table-cell office:value-type="float" office:value="4.36">
                <text:p>4.36</text:p>
              </table:table-cell>
              <table:table-cell office:value-type="float" office:value="74.08">
                <text:p>74.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17">
                <text:p>3.17</text:p>
              </table:table-cell>
              <table:table-cell office:value-type="float" office:value="2.91">
                <text:p>2.91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7">
                <text:p>1.37</text:p>
              </table:table-cell>
              <table:table-cell office:value-type="float" office:value="1.37">
                <text:p>1.37</text:p>
              </table:table-cell>
              <table:table-cell office:value-type="float" office:value="78.2">
                <text:p>7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